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3.65125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1 - Recursos de bens e serviços - 2010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28">
            <text:p>Oferta de bens e serviços (valores correntes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2826" table:style-name="ce36">
            <text:p><text:s text:c="2"/>12 826</text:p>
          </table:table-cell>
          <table:table-cell office:value-type="float" office:value="1197" table:style-name="ce36">
            <text:p><text:s text:c="2"/>1 197</text:p>
          </table:table-cell>
          <table:table-cell office:value-type="float" office:value="694" table:style-name="ce36">
            <text:p><text:s text:c="3"/>694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-382" table:style-name="ce36">
            <text:p><text:s/>(-) <text:s text:c="2"/>382</text:p>
          </table:table-cell>
          <table:table-cell office:value-type="float" office:value="-310" table:style-name="ce36">
            <text:p><text:s/>(-) <text:s text:c="2"/>310</text:p>
          </table:table-cell>
          <table:table-cell office:value-type="float" office:value="11245" table:style-name="ce36">
            <text:p><text:s text:c="2"/>11 24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17904" table:style-name="ce36">
            <text:p><text:s text:c="2"/>17 904</text:p>
          </table:table-cell>
          <table:table-cell office:value-type="float" office:value="2009" table:style-name="ce36">
            <text:p><text:s text:c="2"/>2 009</text:p>
          </table:table-cell>
          <table:table-cell office:value-type="float" office:value="1255" table:style-name="ce36">
            <text:p><text:s text:c="2"/>1 2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" table:style-name="ce36">
            <text:p><text:s text:c="3"/>91</text:p>
          </table:table-cell>
          <table:table-cell office:value-type="float" office:value="-308" table:style-name="ce36">
            <text:p><text:s/>(-) <text:s text:c="2"/>308</text:p>
          </table:table-cell>
          <table:table-cell office:value-type="float" office:value="-217" table:style-name="ce36">
            <text:p><text:s/>(-) <text:s text:c="2"/>217</text:p>
          </table:table-cell>
          <table:table-cell office:value-type="float" office:value="14857" table:style-name="ce36">
            <text:p><text:s text:c="2"/>14 85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5956" table:style-name="ce36">
            <text:p><text:s text:c="2"/>5 956</text:p>
          </table:table-cell>
          <table:table-cell office:value-type="float" office:value="390" table:style-name="ce36">
            <text:p><text:s text:c="3"/>390</text:p>
          </table:table-cell>
          <table:table-cell office:value-type="float" office:value="160" table:style-name="ce36">
            <text:p><text:s text:c="3"/>16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5289" table:style-name="ce36">
            <text:p><text:s text:c="2"/>5 289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35456" table:style-name="ce36">
            <text:p><text:s text:c="2"/>35 4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31" table:style-name="ce36">
            <text:p><text:s text:c="2"/>1 6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897" table:style-name="ce36">
            <text:p><text:s text:c="3"/>897</text:p>
          </table:table-cell>
          <table:table-cell office:value-type="float" office:value="931" table:style-name="ce36">
            <text:p><text:s text:c="3"/>931</text:p>
          </table:table-cell>
          <table:table-cell office:value-type="float" office:value="32894" table:style-name="ce36">
            <text:p><text:s text:c="2"/>32 89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44741" table:style-name="ce36">
            <text:p><text:s text:c="2"/>44 741</text:p>
          </table:table-cell>
          <table:table-cell office:value-type="float" office:value="2638" table:style-name="ce36">
            <text:p><text:s text:c="2"/>2 638</text:p>
          </table:table-cell>
          <table:table-cell office:value-type="float" office:value="1637" table:style-name="ce36">
            <text:p><text:s text:c="2"/>1 6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40245" table:style-name="ce36">
            <text:p><text:s text:c="2"/>40 24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43840" table:style-name="ce37">
            <text:p><text:s text:c="2"/>43 840</text:p>
          </table:table-cell>
          <table:table-cell office:value-type="float" office:value="7885" table:style-name="ce37">
            <text:p><text:s text:c="2"/>7 885</text:p>
          </table:table-cell>
          <table:table-cell office:value-type="float" office:value="887" table:style-name="ce37">
            <text:p><text:s text:c="3"/>887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38" table:style-name="ce37">
            <text:p><text:s text:c="2"/>1 038</text:p>
          </table:table-cell>
          <table:table-cell office:value-type="float" office:value="-63" table:style-name="ce37">
            <text:p><text:s/>(-) <text:s text:c="2"/>63</text:p>
          </table:table-cell>
          <table:table-cell office:value-type="float" office:value="1097" table:style-name="ce37">
            <text:p><text:s text:c="2"/>1 097</text:p>
          </table:table-cell>
          <table:table-cell office:value-type="float" office:value="33971" table:style-name="ce37">
            <text:p><text:s text:c="2"/>33 971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9171" table:style-name="ce37">
            <text:p><text:s text:c="2"/>9 171</text:p>
          </table:table-cell>
          <table:table-cell office:value-type="float" office:value="2594" table:style-name="ce37">
            <text:p><text:s text:c="2"/>2 594</text:p>
          </table:table-cell>
          <table:table-cell office:value-type="float" office:value="421" table:style-name="ce37">
            <text:p><text:s text:c="3"/>4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7" table:style-name="ce37">
            <text:p><text:s text:c="3"/>1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7" table:style-name="ce37">
            <text:p><text:s text:c="3"/>127</text:p>
          </table:table-cell>
          <table:table-cell office:value-type="float" office:value="6029" table:style-name="ce37">
            <text:p><text:s text:c="2"/>6 02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1959" table:style-name="ce37">
            <text:p><text:s text:c="2"/>11 959</text:p>
          </table:table-cell>
          <table:table-cell office:value-type="float" office:value="590" table:style-name="ce37">
            <text:p><text:s text:c="3"/>590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-381" table:style-name="ce37">
            <text:p><text:s/>(-) <text:s text:c="2"/>381</text:p>
          </table:table-cell>
          <table:table-cell office:value-type="float" office:value="-354" table:style-name="ce37">
            <text:p><text:s/>(-) <text:s text:c="2"/>354</text:p>
          </table:table-cell>
          <table:table-cell office:value-type="float" office:value="11606" table:style-name="ce37">
            <text:p><text:s text:c="2"/>11 606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0221" table:style-name="ce37">
            <text:p><text:s text:c="2"/>20 221</text:p>
          </table:table-cell>
          <table:table-cell office:value-type="float" office:value="4287" table:style-name="ce37">
            <text:p><text:s text:c="2"/>4 287</text:p>
          </table:table-cell>
          <table:table-cell office:value-type="float" office:value="397" table:style-name="ce37">
            <text:p><text:s text:c="3"/>397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7" table:style-name="ce37">
            <text:p><text:s text:c="3"/>597</text:p>
          </table:table-cell>
          <table:table-cell office:value-type="float" office:value="287" table:style-name="ce37">
            <text:p><text:s text:c="3"/>287</text:p>
          </table:table-cell>
          <table:table-cell office:value-type="float" office:value="911" table:style-name="ce37">
            <text:p><text:s text:c="3"/>911</text:p>
          </table:table-cell>
          <table:table-cell office:value-type="float" office:value="14626" table:style-name="ce37">
            <text:p><text:s text:c="2"/>14 626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47551" table:style-name="ce37">
            <text:p><text:s text:c="2"/>47 551</text:p>
          </table:table-cell>
          <table:table-cell office:value-type="float" office:value="3771" table:style-name="ce37">
            <text:p><text:s text:c="2"/>3 771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5" table:style-name="ce37">
            <text:p><text:s text:c="3"/>715</text:p>
          </table:table-cell>
          <table:table-cell office:value-type="float" office:value="646" table:style-name="ce37">
            <text:p><text:s text:c="3"/>646</text:p>
          </table:table-cell>
          <table:table-cell office:value-type="float" office:value="1361" table:style-name="ce37">
            <text:p><text:s text:c="2"/>1 361</text:p>
          </table:table-cell>
          <table:table-cell office:value-type="float" office:value="42345" table:style-name="ce37">
            <text:p><text:s text:c="2"/>42 345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18621" table:style-name="ce36">
            <text:p><text:s text:c="2"/>18 621</text:p>
          </table:table-cell>
          <table:table-cell office:value-type="float" office:value="2072" table:style-name="ce36">
            <text:p><text:s text:c="2"/>2 072</text:p>
          </table:table-cell>
          <table:table-cell office:value-type="float" office:value="594" table:style-name="ce36">
            <text:p><text:s text:c="3"/>5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317" table:style-name="ce36">
            <text:p><text:s text:c="3"/>317</text:p>
          </table:table-cell>
          <table:table-cell office:value-type="float" office:value="15638" table:style-name="ce36">
            <text:p><text:s text:c="2"/>15 638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6326" table:style-name="ce36">
            <text:p><text:s text:c="2"/>6 326</text:p>
          </table:table-cell>
          <table:table-cell office:value-type="float" office:value="372" table:style-name="ce36">
            <text:p><text:s text:c="3"/>372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5820" table:style-name="ce36">
            <text:p><text:s text:c="2"/>5 82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16328" table:style-name="ce36">
            <text:p><text:s text:c="2"/>16 328</text:p>
          </table:table-cell>
          <table:table-cell office:value-type="float" office:value="1140" table:style-name="ce36">
            <text:p><text:s text:c="2"/>1 14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1" table:style-name="ce36">
            <text:p><text:s text:c="3"/>301</text:p>
          </table:table-cell>
          <table:table-cell office:value-type="float" office:value="307" table:style-name="ce36">
            <text:p><text:s text:c="3"/>307</text:p>
          </table:table-cell>
          <table:table-cell office:value-type="float" office:value="608" table:style-name="ce36">
            <text:p><text:s text:c="3"/>608</text:p>
          </table:table-cell>
          <table:table-cell office:value-type="float" office:value="14487" table:style-name="ce36">
            <text:p><text:s text:c="2"/>14 48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1260" table:style-name="ce36">
            <text:p><text:s text:c="2"/>21 260</text:p>
          </table:table-cell>
          <table:table-cell office:value-type="float" office:value="2318" table:style-name="ce36">
            <text:p><text:s text:c="2"/>2 318</text:p>
          </table:table-cell>
          <table:table-cell office:value-type="float" office:value="264" table:style-name="ce36">
            <text:p><text:s text:c="3"/>264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99" table:style-name="ce36">
            <text:p><text:s text:c="2"/>1 099</text:p>
          </table:table-cell>
          <table:table-cell office:value-type="float" office:value="399" table:style-name="ce36">
            <text:p><text:s text:c="3"/>399</text:p>
          </table:table-cell>
          <table:table-cell office:value-type="float" office:value="1546" table:style-name="ce36">
            <text:p><text:s text:c="2"/>1 546</text:p>
          </table:table-cell>
          <table:table-cell office:value-type="float" office:value="17132" table:style-name="ce36">
            <text:p><text:s text:c="2"/>17 132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7296" table:style-name="ce36">
            <text:p><text:s text:c="2"/>7 296</text:p>
          </table:table-cell>
          <table:table-cell office:value-type="float" office:value="935" table:style-name="ce36">
            <text:p><text:s text:c="3"/>935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1" table:style-name="ce36">
            <text:p><text:s text:c="3"/>481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586" table:style-name="ce36">
            <text:p><text:s text:c="3"/>586</text:p>
          </table:table-cell>
          <table:table-cell office:value-type="float" office:value="5739" table:style-name="ce36">
            <text:p><text:s text:c="2"/>5 739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7344" table:style-name="ce37">
            <text:p><text:s text:c="2"/>7 3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1" table:style-name="ce37">
            <text:p><text:s text:c="3"/>5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93" table:style-name="ce37">
            <text:p><text:s text:c="2"/>6 79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20264" table:style-name="ce37">
            <text:p><text:s text:c="2"/>20 264</text:p>
          </table:table-cell>
          <table:table-cell office:value-type="float" office:value="3800" table:style-name="ce37">
            <text:p><text:s text:c="2"/>3 800</text:p>
          </table:table-cell>
          <table:table-cell office:value-type="float" office:value="1186" table:style-name="ce37">
            <text:p><text:s text:c="2"/>1 186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4" table:style-name="ce37">
            <text:p><text:s text:c="3"/>934</text:p>
          </table:table-cell>
          <table:table-cell office:value-type="float" office:value="430" table:style-name="ce37">
            <text:p><text:s text:c="3"/>430</text:p>
          </table:table-cell>
          <table:table-cell office:value-type="float" office:value="1374" table:style-name="ce37">
            <text:p><text:s text:c="2"/>1 374</text:p>
          </table:table-cell>
          <table:table-cell office:value-type="float" office:value="13904" table:style-name="ce37">
            <text:p><text:s text:c="2"/>13 904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35726" table:style-name="ce37">
            <text:p><text:s text:c="2"/>135 7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2" table:style-name="ce37">
            <text:p><text:s text:c="3"/>4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77" table:style-name="ce37">
            <text:p><text:s text:c="2"/>1 777</text:p>
          </table:table-cell>
          <table:table-cell office:value-type="float" office:value="1777" table:style-name="ce37">
            <text:p><text:s text:c="2"/>1 777</text:p>
          </table:table-cell>
          <table:table-cell office:value-type="float" office:value="133497" table:style-name="ce37">
            <text:p><text:s text:c="2"/>133 497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63678" table:style-name="ce37">
            <text:p><text:s text:c="2"/>63 678</text:p>
          </table:table-cell>
          <table:table-cell office:value-type="float" office:value="5705" table:style-name="ce37">
            <text:p><text:s text:c="2"/>5 705</text:p>
          </table:table-cell>
          <table:table-cell office:value-type="float" office:value="1569" table:style-name="ce37">
            <text:p><text:s text:c="2"/>1 5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1" table:style-name="ce37">
            <text:p><text:s text:c="3"/>171</text:p>
          </table:table-cell>
          <table:table-cell office:value-type="float" office:value="171" table:style-name="ce37">
            <text:p><text:s text:c="3"/>171</text:p>
          </table:table-cell>
          <table:table-cell office:value-type="float" office:value="56233" table:style-name="ce37">
            <text:p><text:s text:c="2"/>56 233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14890" table:style-name="ce37">
            <text:p><text:s text:c="2"/>14 890</text:p>
          </table:table-cell>
          <table:table-cell office:value-type="float" office:value="1540" table:style-name="ce37">
            <text:p><text:s text:c="2"/>1 540</text:p>
          </table:table-cell>
          <table:table-cell office:value-type="float" office:value="595" table:style-name="ce37">
            <text:p><text:s text:c="3"/>595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9" table:style-name="ce37">
            <text:p><text:s text:c="3"/>409</text:p>
          </table:table-cell>
          <table:table-cell office:value-type="float" office:value="411" table:style-name="ce37">
            <text:p><text:s text:c="3"/>411</text:p>
          </table:table-cell>
          <table:table-cell office:value-type="float" office:value="12344" table:style-name="ce37">
            <text:p><text:s text:c="2"/>12 344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88953" table:style-name="ce36">
            <text:p><text:s text:c="2"/>88 953</text:p>
          </table:table-cell>
          <table:table-cell office:value-type="float" office:value="15471" table:style-name="ce36">
            <text:p><text:s text:c="2"/>15 471</text:p>
          </table:table-cell>
          <table:table-cell office:value-type="float" office:value="846" table:style-name="ce36">
            <text:p><text:s text:c="3"/>846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02" table:style-name="ce36">
            <text:p><text:s text:c="2"/>5 902</text:p>
          </table:table-cell>
          <table:table-cell office:value-type="float" office:value="1443" table:style-name="ce36">
            <text:p><text:s text:c="2"/>1 443</text:p>
          </table:table-cell>
          <table:table-cell office:value-type="float" office:value="7363" table:style-name="ce36">
            <text:p><text:s text:c="2"/>7 363</text:p>
          </table:table-cell>
          <table:table-cell office:value-type="float" office:value="65273" table:style-name="ce36">
            <text:p><text:s text:c="2"/>65 27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0026" table:style-name="ce36">
            <text:p><text:s text:c="2"/>10 026</text:p>
          </table:table-cell>
          <table:table-cell office:value-type="float" office:value="1203" table:style-name="ce36">
            <text:p><text:s text:c="2"/>1 203</text:p>
          </table:table-cell>
          <table:table-cell office:value-type="float" office:value="72" table:style-name="ce36">
            <text:p><text:s text:c="3"/>7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7" table:style-name="ce36">
            <text:p><text:s text:c="3"/>467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613" table:style-name="ce36">
            <text:p><text:s text:c="3"/>613</text:p>
          </table:table-cell>
          <table:table-cell office:value-type="float" office:value="8138" table:style-name="ce36">
            <text:p><text:s text:c="2"/>8 13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31589" table:style-name="ce36">
            <text:p><text:s text:c="2"/>31 589</text:p>
          </table:table-cell>
          <table:table-cell office:value-type="float" office:value="4387" table:style-name="ce36">
            <text:p><text:s text:c="2"/>4 387</text:p>
          </table:table-cell>
          <table:table-cell office:value-type="float" office:value="459" table:style-name="ce36">
            <text:p><text:s text:c="3"/>4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02" table:style-name="ce36">
            <text:p><text:s text:c="2"/>1 702</text:p>
          </table:table-cell>
          <table:table-cell office:value-type="float" office:value="264" table:style-name="ce36">
            <text:p><text:s text:c="3"/>264</text:p>
          </table:table-cell>
          <table:table-cell office:value-type="float" office:value="1966" table:style-name="ce36">
            <text:p><text:s text:c="2"/>1 966</text:p>
          </table:table-cell>
          <table:table-cell office:value-type="float" office:value="24777" table:style-name="ce36">
            <text:p><text:s text:c="2"/>24 77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5968" table:style-name="ce36">
            <text:p><text:s text:c="2"/>5 968</text:p>
          </table:table-cell>
          <table:table-cell office:value-type="float" office:value="909" table:style-name="ce36">
            <text:p><text:s text:c="3"/>909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564" table:style-name="ce36">
            <text:p><text:s text:c="3"/>564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815" table:style-name="ce36">
            <text:p><text:s text:c="3"/>815</text:p>
          </table:table-cell>
          <table:table-cell office:value-type="float" office:value="4197" table:style-name="ce36">
            <text:p><text:s text:c="2"/>4 197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16849" table:style-name="ce36">
            <text:p><text:s text:c="2"/>16 849</text:p>
          </table:table-cell>
          <table:table-cell office:value-type="float" office:value="2045" table:style-name="ce36">
            <text:p><text:s text:c="2"/>2 045</text:p>
          </table:table-cell>
          <table:table-cell office:value-type="float" office:value="380" table:style-name="ce36">
            <text:p><text:s text:c="3"/>3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3" table:style-name="ce36">
            <text:p><text:s text:c="2"/>1 353</text:p>
          </table:table-cell>
          <table:table-cell office:value-type="float" office:value="409" table:style-name="ce36">
            <text:p><text:s text:c="3"/>409</text:p>
          </table:table-cell>
          <table:table-cell office:value-type="float" office:value="1762" table:style-name="ce36">
            <text:p><text:s text:c="2"/>1 762</text:p>
          </table:table-cell>
          <table:table-cell office:value-type="float" office:value="12662" table:style-name="ce36">
            <text:p><text:s text:c="2"/>12 66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38068" table:style-name="ce37">
            <text:p><text:s text:c="2"/>38 068</text:p>
          </table:table-cell>
          <table:table-cell office:value-type="float" office:value="5336" table:style-name="ce37">
            <text:p><text:s text:c="2"/>5 336</text:p>
          </table:table-cell>
          <table:table-cell office:value-type="float" office:value="347" table:style-name="ce37">
            <text:p><text:s text:c="3"/>347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4053" table:style-name="ce37">
            <text:p><text:s text:c="2"/>4 053</text:p>
          </table:table-cell>
          <table:table-cell office:value-type="float" office:value="883" table:style-name="ce37">
            <text:p><text:s text:c="3"/>883</text:p>
          </table:table-cell>
          <table:table-cell office:value-type="float" office:value="5121" table:style-name="ce37">
            <text:p><text:s text:c="2"/>5 121</text:p>
          </table:table-cell>
          <table:table-cell office:value-type="float" office:value="27264" table:style-name="ce37">
            <text:p><text:s text:c="2"/>27 264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41210" table:style-name="ce38">
            <text:p><text:s text:c="2"/>41 210</text:p>
          </table:table-cell>
          <table:table-cell office:value-type="float" office:value="4713" table:style-name="ce38">
            <text:p><text:s text:c="2"/>4 713</text:p>
          </table:table-cell>
          <table:table-cell office:value-type="float" office:value="1037" table:style-name="ce38">
            <text:p><text:s text:c="2"/>1 0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8" table:style-name="ce38">
            <text:p><text:s text:c="3"/>188</text:p>
          </table:table-cell>
          <table:table-cell office:value-type="float" office:value="1006" table:style-name="ce38">
            <text:p><text:s text:c="2"/>1 006</text:p>
          </table:table-cell>
          <table:table-cell office:value-type="float" office:value="283" table:style-name="ce38">
            <text:p><text:s text:c="3"/>283</text:p>
          </table:table-cell>
          <table:table-cell office:value-type="float" office:value="1477" table:style-name="ce38">
            <text:p><text:s text:c="2"/>1 477</text:p>
          </table:table-cell>
          <table:table-cell office:value-type="float" office:value="33983" table:style-name="ce38">
            <text:p><text:s text:c="2"/>33 98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24954" table:style-name="ce37">
            <text:p><text:s text:c="2"/>24 954</text:p>
          </table:table-cell>
          <table:table-cell office:value-type="float" office:value="5285" table:style-name="ce37">
            <text:p><text:s text:c="2"/>5 285</text:p>
          </table:table-cell>
          <table:table-cell office:value-type="float" office:value="217" table:style-name="ce37">
            <text:p><text:s text:c="3"/>217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39" table:style-name="ce37">
            <text:p><text:s text:c="2"/>2 539</text:p>
          </table:table-cell>
          <table:table-cell office:value-type="float" office:value="432" table:style-name="ce37">
            <text:p><text:s text:c="3"/>432</text:p>
          </table:table-cell>
          <table:table-cell office:value-type="float" office:value="3054" table:style-name="ce37">
            <text:p><text:s text:c="2"/>3 054</text:p>
          </table:table-cell>
          <table:table-cell office:value-type="float" office:value="16398" table:style-name="ce37">
            <text:p><text:s text:c="2"/>16 39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47724" table:style-name="ce37">
            <text:p><text:s text:c="2"/>47 724</text:p>
          </table:table-cell>
          <table:table-cell office:value-type="float" office:value="3850" table:style-name="ce37">
            <text:p><text:s text:c="2"/>3 850</text:p>
          </table:table-cell>
          <table:table-cell office:value-type="float" office:value="1298" table:style-name="ce37">
            <text:p><text:s text:c="2"/>1 298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92" table:style-name="ce37">
            <text:p><text:s text:c="2"/>2 092</text:p>
          </table:table-cell>
          <table:table-cell office:value-type="float" office:value="1228" table:style-name="ce37">
            <text:p><text:s text:c="2"/>1 228</text:p>
          </table:table-cell>
          <table:table-cell office:value-type="float" office:value="3405" table:style-name="ce37">
            <text:p><text:s text:c="2"/>3 405</text:p>
          </table:table-cell>
          <table:table-cell office:value-type="float" office:value="39171" table:style-name="ce37">
            <text:p><text:s text:c="2"/>39 171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0034" table:style-name="ce37">
            <text:p><text:s text:c="2"/>10 034</text:p>
          </table:table-cell>
          <table:table-cell office:value-type="float" office:value="2291" table:style-name="ce37">
            <text:p><text:s text:c="2"/>2 291</text:p>
          </table:table-cell>
          <table:table-cell office:value-type="float" office:value="124" table:style-name="ce37">
            <text:p><text:s text:c="3"/>124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08" table:style-name="ce37">
            <text:p><text:s text:c="2"/>1 008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1187" table:style-name="ce37">
            <text:p><text:s text:c="2"/>1 187</text:p>
          </table:table-cell>
          <table:table-cell office:value-type="float" office:value="6432" table:style-name="ce37">
            <text:p><text:s text:c="2"/>6 43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15750" table:style-name="ce36">
            <text:p><text:s text:c="2"/>15 750</text:p>
          </table:table-cell>
          <table:table-cell office:value-type="float" office:value="3668" table:style-name="ce36">
            <text:p><text:s text:c="2"/>3 668</text:p>
          </table:table-cell>
          <table:table-cell office:value-type="float" office:value="244" table:style-name="ce36">
            <text:p><text:s text:c="3"/>244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0" table:style-name="ce36">
            <text:p><text:s text:c="3"/>760</text:p>
          </table:table-cell>
          <table:table-cell office:value-type="float" office:value="347" table:style-name="ce36">
            <text:p><text:s text:c="3"/>347</text:p>
          </table:table-cell>
          <table:table-cell office:value-type="float" office:value="1112" table:style-name="ce36">
            <text:p><text:s text:c="2"/>1 112</text:p>
          </table:table-cell>
          <table:table-cell office:value-type="float" office:value="10726" table:style-name="ce36">
            <text:p><text:s text:c="2"/>10 72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30378" table:style-name="ce36">
            <text:p><text:s text:c="2"/>30 378</text:p>
          </table:table-cell>
          <table:table-cell office:value-type="float" office:value="5273" table:style-name="ce36">
            <text:p><text:s text:c="2"/>5 273</text:p>
          </table:table-cell>
          <table:table-cell office:value-type="float" office:value="509" table:style-name="ce36">
            <text:p><text:s text:c="3"/>509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395" table:style-name="ce36">
            <text:p><text:s text:c="2"/>1 395</text:p>
          </table:table-cell>
          <table:table-cell office:value-type="float" office:value="613" table:style-name="ce36">
            <text:p><text:s text:c="3"/>613</text:p>
          </table:table-cell>
          <table:table-cell office:value-type="float" office:value="2021" table:style-name="ce36">
            <text:p><text:s text:c="2"/>2 021</text:p>
          </table:table-cell>
          <table:table-cell office:value-type="float" office:value="22575" table:style-name="ce36">
            <text:p><text:s text:c="2"/>22 57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22034" table:style-name="ce36">
            <text:p><text:s text:c="2"/>22 034</text:p>
          </table:table-cell>
          <table:table-cell office:value-type="float" office:value="3974" table:style-name="ce36">
            <text:p><text:s text:c="2"/>3 974</text:p>
          </table:table-cell>
          <table:table-cell office:value-type="float" office:value="797" table:style-name="ce36">
            <text:p><text:s text:c="3"/>797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936" table:style-name="ce36">
            <text:p><text:s text:c="3"/>936</text:p>
          </table:table-cell>
          <table:table-cell office:value-type="float" office:value="497" table:style-name="ce36">
            <text:p><text:s text:c="3"/>497</text:p>
          </table:table-cell>
          <table:table-cell office:value-type="float" office:value="1549" table:style-name="ce36">
            <text:p><text:s text:c="2"/>1 549</text:p>
          </table:table-cell>
          <table:table-cell office:value-type="float" office:value="15714" table:style-name="ce36">
            <text:p><text:s text:c="2"/>15 71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95754" table:style-name="ce36">
            <text:p><text:s text:c="2"/>95 754</text:p>
          </table:table-cell>
          <table:table-cell office:value-type="float" office:value="23901" table:style-name="ce36">
            <text:p><text:s text:c="2"/>23 901</text:p>
          </table:table-cell>
          <table:table-cell office:value-type="float" office:value="547" table:style-name="ce36">
            <text:p><text:s text:c="3"/>547</text:p>
          </table:table-cell>
          <table:table-cell office:value-type="float" office:value="118" table:style-name="ce36">
            <text:p><text:s text:c="3"/>118</text:p>
          </table:table-cell>
          <table:table-cell office:value-type="float" office:value="323" table:style-name="ce36">
            <text:p><text:s text:c="3"/>323</text:p>
          </table:table-cell>
          <table:table-cell office:value-type="float" office:value="8833" table:style-name="ce36">
            <text:p><text:s text:c="2"/>8 833</text:p>
          </table:table-cell>
          <table:table-cell office:value-type="float" office:value="1631" table:style-name="ce36">
            <text:p><text:s text:c="2"/>1 631</text:p>
          </table:table-cell>
          <table:table-cell office:value-type="float" office:value="10905" table:style-name="ce36">
            <text:p><text:s text:c="2"/>10 905</text:p>
          </table:table-cell>
          <table:table-cell office:value-type="float" office:value="60401" table:style-name="ce36">
            <text:p><text:s text:c="2"/>60 40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93905" table:style-name="ce36">
            <text:p><text:s text:c="2"/>93 905</text:p>
          </table:table-cell>
          <table:table-cell office:value-type="float" office:value="14037" table:style-name="ce36">
            <text:p><text:s text:c="2"/>14 037</text:p>
          </table:table-cell>
          <table:table-cell office:value-type="float" office:value="1330" table:style-name="ce36">
            <text:p><text:s text:c="2"/>1 330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3681" table:style-name="ce36">
            <text:p><text:s text:c="2"/>3 681</text:p>
          </table:table-cell>
          <table:table-cell office:value-type="float" office:value="9328" table:style-name="ce36">
            <text:p><text:s text:c="2"/>9 328</text:p>
          </table:table-cell>
          <table:table-cell office:value-type="float" office:value="6554" table:style-name="ce36">
            <text:p><text:s text:c="2"/>6 554</text:p>
          </table:table-cell>
          <table:table-cell office:value-type="float" office:value="19711" table:style-name="ce36">
            <text:p><text:s text:c="2"/>19 711</text:p>
          </table:table-cell>
          <table:table-cell office:value-type="float" office:value="58827" table:style-name="ce36">
            <text:p><text:s text:c="2"/>58 827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25228" table:style-name="ce37">
            <text:p><text:s text:c="2"/>25 228</text:p>
          </table:table-cell>
          <table:table-cell office:value-type="float" office:value="1459" table:style-name="ce37">
            <text:p><text:s text:c="2"/>1 459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837" table:style-name="ce37">
            <text:p><text:s text:c="2"/>2 837</text:p>
          </table:table-cell>
          <table:table-cell office:value-type="float" office:value="3220" table:style-name="ce37">
            <text:p><text:s text:c="2"/>3 220</text:p>
          </table:table-cell>
          <table:table-cell office:value-type="float" office:value="760" table:style-name="ce37">
            <text:p><text:s text:c="3"/>760</text:p>
          </table:table-cell>
          <table:table-cell office:value-type="float" office:value="6820" table:style-name="ce37">
            <text:p><text:s text:c="2"/>6 820</text:p>
          </table:table-cell>
          <table:table-cell office:value-type="float" office:value="16922" table:style-name="ce37">
            <text:p><text:s text:c="2"/>16 92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1586" table:style-name="ce37">
            <text:p><text:s text:c="2"/>11 586</text:p>
          </table:table-cell>
          <table:table-cell office:value-type="float" office:value="1110" table:style-name="ce37">
            <text:p><text:s text:c="2"/>1 110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266" table:style-name="ce37">
            <text:p><text:s text:c="3"/>2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4" table:style-name="ce37">
            <text:p><text:s text:c="3"/>314</text:p>
          </table:table-cell>
          <table:table-cell office:value-type="float" office:value="335" table:style-name="ce37">
            <text:p><text:s text:c="3"/>335</text:p>
          </table:table-cell>
          <table:table-cell office:value-type="float" office:value="915" table:style-name="ce37">
            <text:p><text:s text:c="3"/>915</text:p>
          </table:table-cell>
          <table:table-cell office:value-type="float" office:value="9432" table:style-name="ce37">
            <text:p><text:s text:c="2"/>9 43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1354" table:style-name="ce37">
            <text:p><text:s text:c="2"/>21 354</text:p>
          </table:table-cell>
          <table:table-cell office:value-type="float" office:value="2513" table:style-name="ce37">
            <text:p><text:s text:c="2"/>2 513</text:p>
          </table:table-cell>
          <table:table-cell office:value-type="float" office:value="273" table:style-name="ce37">
            <text:p><text:s text:c="3"/>273</text:p>
          </table:table-cell>
          <table:table-cell office:value-type="float" office:value="678" table:style-name="ce37">
            <text:p><text:s text:c="3"/>678</text:p>
          </table:table-cell>
          <table:table-cell office:value-type="float" office:value="56" table:style-name="ce37">
            <text:p><text:s text:c="3"/>56</text:p>
          </table:table-cell>
          <table:table-cell office:value-type="float" office:value="762" table:style-name="ce37">
            <text:p><text:s text:c="3"/>762</text:p>
          </table:table-cell>
          <table:table-cell office:value-type="float" office:value="634" table:style-name="ce37">
            <text:p><text:s text:c="3"/>634</text:p>
          </table:table-cell>
          <table:table-cell office:value-type="float" office:value="2130" table:style-name="ce37">
            <text:p><text:s text:c="2"/>2 130</text:p>
          </table:table-cell>
          <table:table-cell office:value-type="float" office:value="16438" table:style-name="ce37">
            <text:p><text:s text:c="2"/>16 43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3305" table:style-name="ce37">
            <text:p><text:s text:c="2"/>33 305</text:p>
          </table:table-cell>
          <table:table-cell office:value-type="float" office:value="6913" table:style-name="ce37">
            <text:p><text:s text:c="2"/>6 913</text:p>
          </table:table-cell>
          <table:table-cell office:value-type="float" office:value="307" table:style-name="ce37">
            <text:p><text:s text:c="3"/>307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219" table:style-name="ce37">
            <text:p><text:s text:c="3"/>219</text:p>
          </table:table-cell>
          <table:table-cell office:value-type="float" office:value="3048" table:style-name="ce37">
            <text:p><text:s text:c="2"/>3 048</text:p>
          </table:table-cell>
          <table:table-cell office:value-type="float" office:value="619" table:style-name="ce37">
            <text:p><text:s text:c="3"/>619</text:p>
          </table:table-cell>
          <table:table-cell office:value-type="float" office:value="4206" table:style-name="ce37">
            <text:p><text:s text:c="2"/>4 206</text:p>
          </table:table-cell>
          <table:table-cell office:value-type="float" office:value="21879" table:style-name="ce37">
            <text:p><text:s text:c="2"/>21 879</text:p>
          </table:table-cell>
          <table:table-cell table:number-columns-repeated="1637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95379" table:style-name="ce38">
            <text:p><text:s text:c="2"/>95 379</text:p>
          </table:table-cell>
          <table:table-cell office:value-type="float" office:value="27945" table:style-name="ce38">
            <text:p><text:s text:c="2"/>27 945</text:p>
          </table:table-cell>
          <table:table-cell office:value-type="float" office:value="810" table:style-name="ce38">
            <text:p><text:s text:c="3"/>810</text:p>
          </table:table-cell>
          <table:table-cell office:value-type="float" office:value="696" table:style-name="ce38">
            <text:p><text:s text:c="3"/>6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878" table:style-name="ce38">
            <text:p><text:s text:c="2"/>11 878</text:p>
          </table:table-cell>
          <table:table-cell office:value-type="float" office:value="1405" table:style-name="ce38">
            <text:p><text:s text:c="2"/>1 405</text:p>
          </table:table-cell>
          <table:table-cell office:value-type="float" office:value="13979" table:style-name="ce38">
            <text:p><text:s text:c="2"/>13 979</text:p>
          </table:table-cell>
          <table:table-cell office:value-type="float" office:value="52645" table:style-name="ce38">
            <text:p><text:s text:c="2"/>52 64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49020" table:style-name="ce36">
            <text:p><text:s text:c="2"/>49 020</text:p>
          </table:table-cell>
          <table:table-cell office:value-type="float" office:value="10840" table:style-name="ce36">
            <text:p><text:s text:c="2"/>10 840</text:p>
          </table:table-cell>
          <table:table-cell office:value-type="float" office:value="527" table:style-name="ce36">
            <text:p><text:s text:c="3"/>527</text:p>
          </table:table-cell>
          <table:table-cell office:value-type="float" office:value="436" table:style-name="ce36">
            <text:p><text:s text:c="3"/>436</text:p>
          </table:table-cell>
          <table:table-cell office:value-type="float" office:value="176" table:style-name="ce36">
            <text:p><text:s text:c="3"/>176</text:p>
          </table:table-cell>
          <table:table-cell office:value-type="float" office:value="5492" table:style-name="ce36">
            <text:p><text:s text:c="2"/>5 492</text:p>
          </table:table-cell>
          <table:table-cell office:value-type="float" office:value="837" table:style-name="ce36">
            <text:p><text:s text:c="3"/>837</text:p>
          </table:table-cell>
          <table:table-cell office:value-type="float" office:value="6941" table:style-name="ce36">
            <text:p><text:s text:c="2"/>6 941</text:p>
          </table:table-cell>
          <table:table-cell office:value-type="float" office:value="30712" table:style-name="ce36">
            <text:p><text:s text:c="2"/>30 71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8284" table:style-name="ce36">
            <text:p><text:s text:c="2"/>28 284</text:p>
          </table:table-cell>
          <table:table-cell office:value-type="float" office:value="4671" table:style-name="ce36">
            <text:p><text:s text:c="2"/>4 671</text:p>
          </table:table-cell>
          <table:table-cell office:value-type="float" office:value="390" table:style-name="ce36">
            <text:p><text:s text:c="3"/>39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1595" table:style-name="ce36">
            <text:p><text:s text:c="2"/>1 595</text:p>
          </table:table-cell>
          <table:table-cell office:value-type="float" office:value="487" table:style-name="ce36">
            <text:p><text:s text:c="3"/>487</text:p>
          </table:table-cell>
          <table:table-cell office:value-type="float" office:value="2332" table:style-name="ce36">
            <text:p><text:s text:c="2"/>2 332</text:p>
          </table:table-cell>
          <table:table-cell office:value-type="float" office:value="20891" table:style-name="ce36">
            <text:p><text:s text:c="2"/>20 89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2938" table:style-name="ce36">
            <text:p><text:s text:c="2"/>12 938</text:p>
          </table:table-cell>
          <table:table-cell office:value-type="float" office:value="1059" table:style-name="ce36">
            <text:p><text:s text:c="2"/>1 059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11505" table:style-name="ce36">
            <text:p><text:s text:c="2"/>11 50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62742" table:style-name="ce36">
            <text:p><text:s text:c="2"/>62 742</text:p>
          </table:table-cell>
          <table:table-cell office:value-type="float" office:value="9586" table:style-name="ce36">
            <text:p><text:s text:c="2"/>9 586</text:p>
          </table:table-cell>
          <table:table-cell office:value-type="float" office:value="783" table:style-name="ce36">
            <text:p><text:s text:c="3"/>783</text:p>
          </table:table-cell>
          <table:table-cell office:value-type="float" office:value="131" table:style-name="ce36">
            <text:p><text:s text:c="3"/>131</text:p>
          </table:table-cell>
          <table:table-cell office:value-type="float" office:value="1206" table:style-name="ce36">
            <text:p><text:s text:c="2"/>1 206</text:p>
          </table:table-cell>
          <table:table-cell office:value-type="float" office:value="3619" table:style-name="ce36">
            <text:p><text:s text:c="2"/>3 619</text:p>
          </table:table-cell>
          <table:table-cell office:value-type="float" office:value="1445" table:style-name="ce36">
            <text:p><text:s text:c="2"/>1 445</text:p>
          </table:table-cell>
          <table:table-cell office:value-type="float" office:value="6401" table:style-name="ce36">
            <text:p><text:s text:c="2"/>6 401</text:p>
          </table:table-cell>
          <table:table-cell office:value-type="float" office:value="45972" table:style-name="ce36">
            <text:p><text:s text:c="2"/>45 97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5998" table:style-name="ce36">
            <text:p><text:s text:c="2"/>25 998</text:p>
          </table:table-cell>
          <table:table-cell office:value-type="float" office:value="5218" table:style-name="ce36">
            <text:p><text:s text:c="2"/>5 218</text:p>
          </table:table-cell>
          <table:table-cell office:value-type="float" office:value="271" table:style-name="ce36">
            <text:p><text:s text:c="3"/>271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1702" table:style-name="ce36">
            <text:p><text:s text:c="2"/>1 702</text:p>
          </table:table-cell>
          <table:table-cell office:value-type="float" office:value="560" table:style-name="ce36">
            <text:p><text:s text:c="3"/>560</text:p>
          </table:table-cell>
          <table:table-cell office:value-type="float" office:value="2427" table:style-name="ce36">
            <text:p><text:s text:c="2"/>2 427</text:p>
          </table:table-cell>
          <table:table-cell office:value-type="float" office:value="18082" table:style-name="ce36">
            <text:p><text:s text:c="2"/>18 08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12328" table:style-name="ce37">
            <text:p><text:s text:c="2"/>12 328</text:p>
          </table:table-cell>
          <table:table-cell office:value-type="float" office:value="617" table:style-name="ce37">
            <text:p><text:s text:c="3"/>617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7" table:style-name="ce37">
            <text:p><text:s text:c="2"/>1 237</text:p>
          </table:table-cell>
          <table:table-cell office:value-type="float" office:value="1473" table:style-name="ce37">
            <text:p><text:s text:c="2"/>1 473</text:p>
          </table:table-cell>
          <table:table-cell office:value-type="float" office:value="2710" table:style-name="ce37">
            <text:p><text:s text:c="2"/>2 710</text:p>
          </table:table-cell>
          <table:table-cell office:value-type="float" office:value="8887" table:style-name="ce37">
            <text:p><text:s text:c="2"/>8 88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80649" table:style-name="ce37">
            <text:p><text:s text:c="2"/>80 649</text:p>
          </table:table-cell>
          <table:table-cell office:value-type="float" office:value="14826" table:style-name="ce37">
            <text:p><text:s text:c="2"/>14 826</text:p>
          </table:table-cell>
          <table:table-cell office:value-type="float" office:value="589" table:style-name="ce37">
            <text:p><text:s text:c="3"/>5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20" table:style-name="ce37">
            <text:p><text:s text:c="2"/>18 3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20" table:style-name="ce37">
            <text:p><text:s text:c="2"/>18 320</text:p>
          </table:table-cell>
          <table:table-cell office:value-type="float" office:value="46914" table:style-name="ce37">
            <text:p><text:s text:c="2"/>46 914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2454" table:style-name="ce37">
            <text:p><text:s text:c="2"/>12 4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5" table:style-name="ce37">
            <text:p><text:s text:c="3"/>2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1" table:style-name="ce37">
            <text:p><text:s text:c="3"/>561</text:p>
          </table:table-cell>
          <table:table-cell office:value-type="float" office:value="561" table:style-name="ce37">
            <text:p><text:s text:c="3"/>561</text:p>
          </table:table-cell>
          <table:table-cell office:value-type="float" office:value="11648" table:style-name="ce37">
            <text:p><text:s text:c="2"/>11 64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15699" table:style-name="ce37">
            <text:p><text:s text:c="2"/>15 699</text:p>
          </table:table-cell>
          <table:table-cell office:value-type="float" office:value="705" table:style-name="ce37">
            <text:p><text:s text:c="3"/>705</text:p>
          </table:table-cell>
          <table:table-cell office:value-type="float" office:value="335" table:style-name="ce37">
            <text:p><text:s text:c="3"/>3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7" table:style-name="ce37">
            <text:p><text:s text:c="2"/>1 357</text:p>
          </table:table-cell>
          <table:table-cell office:value-type="float" office:value="1357" table:style-name="ce37">
            <text:p><text:s text:c="2"/>1 357</text:p>
          </table:table-cell>
          <table:table-cell office:value-type="float" office:value="13302" table:style-name="ce37">
            <text:p><text:s text:c="2"/>13 30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83377" table:style-name="ce38">
            <text:p><text:s text:c="2"/>83 377</text:p>
          </table:table-cell>
          <table:table-cell office:value-type="float" office:value="8488" table:style-name="ce38">
            <text:p><text:s text:c="2"/>8 488</text:p>
          </table:table-cell>
          <table:table-cell office:value-type="float" office:value="1011" table:style-name="ce38">
            <text:p><text:s text:c="2"/>1 0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63" table:style-name="ce38">
            <text:p><text:s text:c="2"/>5 06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063" table:style-name="ce38">
            <text:p><text:s text:c="2"/>5 063</text:p>
          </table:table-cell>
          <table:table-cell office:value-type="float" office:value="68815" table:style-name="ce38">
            <text:p><text:s text:c="2"/>68 81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155329" table:style-name="ce36">
            <text:p><text:s text:c="2"/>155 329</text:p>
          </table:table-cell>
          <table:table-cell office:value-type="float" office:value="11469" table:style-name="ce36">
            <text:p><text:s text:c="2"/>11 469</text:p>
          </table:table-cell>
          <table:table-cell office:value-type="float" office:value="819" table:style-name="ce36">
            <text:p><text:s text:c="3"/>819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3770" table:style-name="ce36">
            <text:p><text:s text:c="2"/>3 770</text:p>
          </table:table-cell>
          <table:table-cell office:value-type="float" office:value="28138" table:style-name="ce36">
            <text:p><text:s text:c="2"/>28 138</text:p>
          </table:table-cell>
          <table:table-cell office:value-type="float" office:value="32020" table:style-name="ce36">
            <text:p><text:s text:c="2"/>32 020</text:p>
          </table:table-cell>
          <table:table-cell office:value-type="float" office:value="111021" table:style-name="ce36">
            <text:p><text:s text:c="2"/>111 02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47386" table:style-name="ce36">
            <text:p><text:s text:c="2"/>47 386</text:p>
          </table:table-cell>
          <table:table-cell office:value-type="float" office:value="4997" table:style-name="ce36">
            <text:p><text:s text:c="2"/>4 997</text:p>
          </table:table-cell>
          <table:table-cell office:value-type="float" office:value="496" table:style-name="ce36">
            <text:p><text:s text:c="3"/>496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51" table:style-name="ce36">
            <text:p><text:s text:c="2"/>5 651</text:p>
          </table:table-cell>
          <table:table-cell office:value-type="float" office:value="2325" table:style-name="ce36">
            <text:p><text:s text:c="2"/>2 325</text:p>
          </table:table-cell>
          <table:table-cell office:value-type="float" office:value="7983" table:style-name="ce36">
            <text:p><text:s text:c="2"/>7 983</text:p>
          </table:table-cell>
          <table:table-cell office:value-type="float" office:value="33910" table:style-name="ce36">
            <text:p><text:s text:c="2"/>33 910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40266" table:style-name="ce36">
            <text:p><text:s text:c="2"/>40 266</text:p>
          </table:table-cell>
          <table:table-cell office:value-type="float" office:value="4302" table:style-name="ce36">
            <text:p><text:s text:c="2"/>4 302</text:p>
          </table:table-cell>
          <table:table-cell office:value-type="float" office:value="722" table:style-name="ce36">
            <text:p><text:s text:c="3"/>722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526" table:style-name="ce36">
            <text:p><text:s text:c="3"/>526</text:p>
          </table:table-cell>
          <table:table-cell office:value-type="float" office:value="1586" table:style-name="ce36">
            <text:p><text:s text:c="2"/>1 586</text:p>
          </table:table-cell>
          <table:table-cell office:value-type="float" office:value="2266" table:style-name="ce36">
            <text:p><text:s text:c="2"/>2 266</text:p>
          </table:table-cell>
          <table:table-cell office:value-type="float" office:value="32976" table:style-name="ce36">
            <text:p><text:s text:c="2"/>32 97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24444" table:style-name="ce36">
            <text:p><text:s text:c="2"/>24 444</text:p>
          </table:table-cell>
          <table:table-cell office:value-type="float" office:value="2589" table:style-name="ce36">
            <text:p><text:s text:c="2"/>2 589</text:p>
          </table:table-cell>
          <table:table-cell office:value-type="float" office:value="421" table:style-name="ce36">
            <text:p><text:s text:c="3"/>421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9" table:style-name="ce36">
            <text:p><text:s text:c="3"/>939</text:p>
          </table:table-cell>
          <table:table-cell office:value-type="float" office:value="669" table:style-name="ce36">
            <text:p><text:s text:c="3"/>669</text:p>
          </table:table-cell>
          <table:table-cell office:value-type="float" office:value="1620" table:style-name="ce36">
            <text:p><text:s text:c="2"/>1 620</text:p>
          </table:table-cell>
          <table:table-cell office:value-type="float" office:value="19814" table:style-name="ce36">
            <text:p><text:s text:c="2"/>19 81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45427" table:style-name="ce36">
            <text:p><text:s text:c="2"/>45 427</text:p>
          </table:table-cell>
          <table:table-cell office:value-type="float" office:value="2814" table:style-name="ce36">
            <text:p><text:s text:c="2"/>2 814</text:p>
          </table:table-cell>
          <table:table-cell office:value-type="float" office:value="670" table:style-name="ce36">
            <text:p><text:s text:c="3"/>670</text:p>
          </table:table-cell>
          <table:table-cell office:value-type="float" office:value="569" table:style-name="ce36">
            <text:p><text:s text:c="3"/>56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712" table:style-name="ce36">
            <text:p><text:s text:c="2"/>1 712</text:p>
          </table:table-cell>
          <table:table-cell office:value-type="float" office:value="2301" table:style-name="ce36">
            <text:p><text:s text:c="2"/>2 301</text:p>
          </table:table-cell>
          <table:table-cell office:value-type="float" office:value="39642" table:style-name="ce36">
            <text:p><text:s text:c="2"/>39 64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44945" table:style-name="ce37">
            <text:p><text:s text:c="2"/>44 945</text:p>
          </table:table-cell>
          <table:table-cell office:value-type="float" office:value="3800" table:style-name="ce37">
            <text:p><text:s text:c="2"/>3 800</text:p>
          </table:table-cell>
          <table:table-cell office:value-type="float" office:value="659" table:style-name="ce37">
            <text:p><text:s text:c="3"/>659</text:p>
          </table:table-cell>
          <table:table-cell office:value-type="float" office:value="963" table:style-name="ce37">
            <text:p><text:s text:c="3"/>963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122" table:style-name="ce37">
            <text:p><text:s text:c="3"/>122</text:p>
          </table:table-cell>
          <table:table-cell office:value-type="float" office:value="1543" table:style-name="ce37">
            <text:p><text:s text:c="2"/>1 543</text:p>
          </table:table-cell>
          <table:table-cell office:value-type="float" office:value="2667" table:style-name="ce37">
            <text:p><text:s text:c="2"/>2 667</text:p>
          </table:table-cell>
          <table:table-cell office:value-type="float" office:value="37819" table:style-name="ce37">
            <text:p><text:s text:c="2"/>37 81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9043" table:style-name="ce38">
            <text:p><text:s text:c="2"/>19 043</text:p>
          </table:table-cell>
          <table:table-cell office:value-type="float" office:value="1764" table:style-name="ce38">
            <text:p><text:s text:c="2"/>1 7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65" table:style-name="ce38">
            <text:p><text:s text:c="3"/>665</text:p>
          </table:table-cell>
          <table:table-cell office:value-type="float" office:value="610" table:style-name="ce38">
            <text:p><text:s text:c="3"/>610</text:p>
          </table:table-cell>
          <table:table-cell office:value-type="float" office:value="1370" table:style-name="ce38">
            <text:p><text:s text:c="2"/>1 370</text:p>
          </table:table-cell>
          <table:table-cell office:value-type="float" office:value="15909" table:style-name="ce38">
            <text:p><text:s text:c="2"/>15 90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26181" table:style-name="ce38">
            <text:p><text:s text:c="2"/>26 181</text:p>
          </table:table-cell>
          <table:table-cell office:value-type="float" office:value="2178" table:style-name="ce38">
            <text:p><text:s text:c="2"/>2 178</text:p>
          </table:table-cell>
          <table:table-cell office:value-type="float" office:value="371" table:style-name="ce38">
            <text:p><text:s text:c="3"/>371</text:p>
          </table:table-cell>
          <table:table-cell office:value-type="float" office:value="306" table:style-name="ce38">
            <text:p><text:s text:c="3"/>306</text:p>
          </table:table-cell>
          <table:table-cell office:value-type="float" office:value="290" table:style-name="ce38">
            <text:p><text:s text:c="3"/>290</text:p>
          </table:table-cell>
          <table:table-cell office:value-type="float" office:value="276" table:style-name="ce38">
            <text:p><text:s text:c="3"/>276</text:p>
          </table:table-cell>
          <table:table-cell office:value-type="float" office:value="804" table:style-name="ce38">
            <text:p><text:s text:c="3"/>804</text:p>
          </table:table-cell>
          <table:table-cell office:value-type="float" office:value="1676" table:style-name="ce38">
            <text:p><text:s text:c="2"/>1 676</text:p>
          </table:table-cell>
          <table:table-cell office:value-type="float" office:value="21956" table:style-name="ce38">
            <text:p><text:s text:c="2"/>21 95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0415" table:style-name="ce37">
            <text:p><text:s text:c="2"/>20 415</text:p>
          </table:table-cell>
          <table:table-cell office:value-type="float" office:value="2912" table:style-name="ce37">
            <text:p><text:s text:c="2"/>2 912</text:p>
          </table:table-cell>
          <table:table-cell office:value-type="float" office:value="222" table:style-name="ce37">
            <text:p><text:s text:c="3"/>222</text:p>
          </table:table-cell>
          <table:table-cell office:value-type="float" office:value="96" table:style-name="ce37">
            <text:p><text:s text:c="3"/>96</text:p>
          </table:table-cell>
          <table:table-cell office:value-type="float" office:value="231" table:style-name="ce37">
            <text:p><text:s text:c="3"/>231</text:p>
          </table:table-cell>
          <table:table-cell office:value-type="float" office:value="1133" table:style-name="ce37">
            <text:p><text:s text:c="2"/>1 133</text:p>
          </table:table-cell>
          <table:table-cell office:value-type="float" office:value="523" table:style-name="ce37">
            <text:p><text:s text:c="3"/>523</text:p>
          </table:table-cell>
          <table:table-cell office:value-type="float" office:value="1983" table:style-name="ce37">
            <text:p><text:s text:c="2"/>1 983</text:p>
          </table:table-cell>
          <table:table-cell office:value-type="float" office:value="15298" table:style-name="ce37">
            <text:p><text:s text:c="2"/>15 29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66379" table:style-name="ce38">
            <text:p><text:s text:c="2"/>66 379</text:p>
          </table:table-cell>
          <table:table-cell office:value-type="float" office:value="18784" table:style-name="ce38">
            <text:p><text:s text:c="2"/>18 784</text:p>
          </table:table-cell>
          <table:table-cell office:value-type="float" office:value="506" table:style-name="ce38">
            <text:p><text:s text:c="3"/>506</text:p>
          </table:table-cell>
          <table:table-cell office:value-type="float" office:value="151" table:style-name="ce38">
            <text:p><text:s text:c="3"/>151</text:p>
          </table:table-cell>
          <table:table-cell office:value-type="float" office:value="2613" table:style-name="ce38">
            <text:p><text:s text:c="2"/>2 613</text:p>
          </table:table-cell>
          <table:table-cell office:value-type="float" office:value="10338" table:style-name="ce38">
            <text:p><text:s text:c="2"/>10 338</text:p>
          </table:table-cell>
          <table:table-cell office:value-type="float" office:value="1285" table:style-name="ce38">
            <text:p><text:s text:c="2"/>1 285</text:p>
          </table:table-cell>
          <table:table-cell office:value-type="float" office:value="14387" table:style-name="ce38">
            <text:p><text:s text:c="2"/>14 387</text:p>
          </table:table-cell>
          <table:table-cell office:value-type="float" office:value="32702" table:style-name="ce38">
            <text:p><text:s text:c="2"/>32 70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93847" table:style-name="ce36">
            <text:p><text:s text:c="2"/>93 847</text:p>
          </table:table-cell>
          <table:table-cell office:value-type="float" office:value="22721" table:style-name="ce36">
            <text:p><text:s text:c="2"/>22 721</text:p>
          </table:table-cell>
          <table:table-cell office:value-type="float" office:value="890" table:style-name="ce36">
            <text:p><text:s text:c="3"/>890</text:p>
          </table:table-cell>
          <table:table-cell office:value-type="float" office:value="404" table:style-name="ce36">
            <text:p><text:s text:c="3"/>4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18" table:style-name="ce36">
            <text:p><text:s text:c="2"/>12 418</text:p>
          </table:table-cell>
          <table:table-cell office:value-type="float" office:value="1558" table:style-name="ce36">
            <text:p><text:s text:c="2"/>1 558</text:p>
          </table:table-cell>
          <table:table-cell office:value-type="float" office:value="14380" table:style-name="ce36">
            <text:p><text:s text:c="2"/>14 380</text:p>
          </table:table-cell>
          <table:table-cell office:value-type="float" office:value="55856" table:style-name="ce36">
            <text:p><text:s text:c="2"/>55 85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31128" table:style-name="ce36">
            <text:p><text:s text:c="2"/>31 128</text:p>
          </table:table-cell>
          <table:table-cell office:value-type="float" office:value="3081" table:style-name="ce36">
            <text:p><text:s text:c="2"/>3 081</text:p>
          </table:table-cell>
          <table:table-cell office:value-type="float" office:value="374" table:style-name="ce36">
            <text:p><text:s text:c="3"/>374</text:p>
          </table:table-cell>
          <table:table-cell office:value-type="float" office:value="455" table:style-name="ce36">
            <text:p><text:s text:c="3"/>455</text:p>
          </table:table-cell>
          <table:table-cell office:value-type="float" office:value="631" table:style-name="ce36">
            <text:p><text:s text:c="3"/>631</text:p>
          </table:table-cell>
          <table:table-cell office:value-type="float" office:value="1049" table:style-name="ce36">
            <text:p><text:s text:c="2"/>1 049</text:p>
          </table:table-cell>
          <table:table-cell office:value-type="float" office:value="891" table:style-name="ce36">
            <text:p><text:s text:c="3"/>891</text:p>
          </table:table-cell>
          <table:table-cell office:value-type="float" office:value="3026" table:style-name="ce36">
            <text:p><text:s text:c="2"/>3 026</text:p>
          </table:table-cell>
          <table:table-cell office:value-type="float" office:value="24647" table:style-name="ce36">
            <text:p><text:s text:c="2"/>24 64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68826" table:style-name="ce36">
            <text:p><text:s text:c="2"/>68 826</text:p>
          </table:table-cell>
          <table:table-cell office:value-type="float" office:value="7107" table:style-name="ce36">
            <text:p><text:s text:c="2"/>7 107</text:p>
          </table:table-cell>
          <table:table-cell office:value-type="float" office:value="989" table:style-name="ce36">
            <text:p><text:s text:c="3"/>989</text:p>
          </table:table-cell>
          <table:table-cell office:value-type="float" office:value="444" table:style-name="ce36">
            <text:p><text:s text:c="3"/>444</text:p>
          </table:table-cell>
          <table:table-cell office:value-type="float" office:value="1157" table:style-name="ce36">
            <text:p><text:s text:c="2"/>1 157</text:p>
          </table:table-cell>
          <table:table-cell office:value-type="float" office:value="2022" table:style-name="ce36">
            <text:p><text:s text:c="2"/>2 022</text:p>
          </table:table-cell>
          <table:table-cell office:value-type="float" office:value="1842" table:style-name="ce36">
            <text:p><text:s text:c="2"/>1 842</text:p>
          </table:table-cell>
          <table:table-cell office:value-type="float" office:value="5465" table:style-name="ce36">
            <text:p><text:s text:c="2"/>5 465</text:p>
          </table:table-cell>
          <table:table-cell office:value-type="float" office:value="55265" table:style-name="ce36">
            <text:p><text:s text:c="2"/>55 265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6652" table:style-name="ce36">
            <text:p><text:s text:c="2"/>16 652</text:p>
          </table:table-cell>
          <table:table-cell office:value-type="float" office:value="1294" table:style-name="ce36">
            <text:p><text:s text:c="2"/>1 294</text:p>
          </table:table-cell>
          <table:table-cell office:value-type="float" office:value="363" table:style-name="ce36">
            <text:p><text:s text:c="3"/>363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9" table:style-name="ce36">
            <text:p><text:s text:c="3"/>979</text:p>
          </table:table-cell>
          <table:table-cell office:value-type="float" office:value="438" table:style-name="ce36">
            <text:p><text:s text:c="3"/>438</text:p>
          </table:table-cell>
          <table:table-cell office:value-type="float" office:value="1426" table:style-name="ce36">
            <text:p><text:s text:c="2"/>1 426</text:p>
          </table:table-cell>
          <table:table-cell office:value-type="float" office:value="13569" table:style-name="ce36">
            <text:p><text:s text:c="2"/>13 56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1667" table:style-name="ce36">
            <text:p><text:s text:c="2"/>21 667</text:p>
          </table:table-cell>
          <table:table-cell office:value-type="float" office:value="1731" table:style-name="ce36">
            <text:p><text:s text:c="2"/>1 731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14" table:style-name="ce36">
            <text:p><text:s text:c="2"/>1 714</text:p>
          </table:table-cell>
          <table:table-cell office:value-type="float" office:value="553" table:style-name="ce36">
            <text:p><text:s text:c="3"/>553</text:p>
          </table:table-cell>
          <table:table-cell office:value-type="float" office:value="2273" table:style-name="ce36">
            <text:p><text:s text:c="2"/>2 273</text:p>
          </table:table-cell>
          <table:table-cell office:value-type="float" office:value="17393" table:style-name="ce36">
            <text:p><text:s text:c="2"/>17 393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49069" table:style-name="ce38">
            <text:p><text:s text:c="2"/>49 069</text:p>
          </table:table-cell>
          <table:table-cell office:value-type="float" office:value="7751" table:style-name="ce38">
            <text:p><text:s text:c="2"/>7 751</text:p>
          </table:table-cell>
          <table:table-cell office:value-type="float" office:value="739" table:style-name="ce38">
            <text:p><text:s text:c="3"/>739</text:p>
          </table:table-cell>
          <table:table-cell office:value-type="float" office:value="284" table:style-name="ce38">
            <text:p><text:s text:c="3"/>284</text:p>
          </table:table-cell>
          <table:table-cell office:value-type="float" office:value="300" table:style-name="ce38">
            <text:p><text:s text:c="3"/>300</text:p>
          </table:table-cell>
          <table:table-cell office:value-type="float" office:value="2824" table:style-name="ce38">
            <text:p><text:s text:c="2"/>2 824</text:p>
          </table:table-cell>
          <table:table-cell office:value-type="float" office:value="1154" table:style-name="ce38">
            <text:p><text:s text:c="2"/>1 154</text:p>
          </table:table-cell>
          <table:table-cell office:value-type="float" office:value="4562" table:style-name="ce38">
            <text:p><text:s text:c="2"/>4 562</text:p>
          </table:table-cell>
          <table:table-cell office:value-type="float" office:value="36017" table:style-name="ce38">
            <text:p><text:s text:c="2"/>36 017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0786" table:style-name="ce37">
            <text:p><text:s text:c="2"/>10 786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321" table:style-name="ce37">
            <text:p><text:s text:c="3"/>321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10250" table:style-name="ce37">
            <text:p><text:s text:c="2"/>10 25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6499" table:style-name="ce37">
            <text:p><text:s text:c="2"/>106 499</text:p>
          </table:table-cell>
          <table:table-cell office:value-type="float" office:value="8486" table:style-name="ce37">
            <text:p><text:s text:c="2"/>8 486</text:p>
          </table:table-cell>
          <table:table-cell office:value-type="float" office:value="2112" table:style-name="ce37">
            <text:p><text:s text:c="2"/>2 112</text:p>
          </table:table-cell>
          <table:table-cell office:value-type="float" office:value="1104" table:style-name="ce37">
            <text:p><text:s text:c="2"/>1 104</text:p>
          </table:table-cell>
          <table:table-cell office:value-type="float" office:value="275" table:style-name="ce37">
            <text:p><text:s text:c="3"/>275</text:p>
          </table:table-cell>
          <table:table-cell office:value-type="float" office:value="1470" table:style-name="ce37">
            <text:p><text:s text:c="2"/>1 470</text:p>
          </table:table-cell>
          <table:table-cell office:value-type="float" office:value="3083" table:style-name="ce37">
            <text:p><text:s text:c="2"/>3 083</text:p>
          </table:table-cell>
          <table:table-cell office:value-type="float" office:value="5932" table:style-name="ce37">
            <text:p><text:s text:c="2"/>5 932</text:p>
          </table:table-cell>
          <table:table-cell office:value-type="float" office:value="89969" table:style-name="ce37">
            <text:p><text:s text:c="2"/>89 969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45959" table:style-name="ce37">
            <text:p><text:s text:c="2"/>45 959</text:p>
          </table:table-cell>
          <table:table-cell office:value-type="float" office:value="5452" table:style-name="ce37">
            <text:p><text:s text:c="2"/>5 452</text:p>
          </table:table-cell>
          <table:table-cell office:value-type="float" office:value="669" table:style-name="ce37">
            <text:p><text:s text:c="3"/>669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733" table:style-name="ce37">
            <text:p><text:s text:c="3"/>733</text:p>
          </table:table-cell>
          <table:table-cell office:value-type="float" office:value="1183" table:style-name="ce37">
            <text:p><text:s text:c="2"/>1 183</text:p>
          </table:table-cell>
          <table:table-cell office:value-type="float" office:value="2162" table:style-name="ce37">
            <text:p><text:s text:c="2"/>2 162</text:p>
          </table:table-cell>
          <table:table-cell office:value-type="float" office:value="37676" table:style-name="ce37">
            <text:p><text:s text:c="2"/>37 67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8553" table:style-name="ce37">
            <text:p><text:s text:c="2"/>8 553</text:p>
          </table:table-cell>
          <table:table-cell office:value-type="float" office:value="1680" table:style-name="ce37">
            <text:p><text:s text:c="2"/>1 680</text:p>
          </table:table-cell>
          <table:table-cell office:value-type="float" office:value="116" table:style-name="ce37">
            <text:p><text:s text:c="3"/>116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214" table:style-name="ce37">
            <text:p><text:s text:c="3"/>214</text:p>
          </table:table-cell>
          <table:table-cell office:value-type="float" office:value="334" table:style-name="ce37">
            <text:p><text:s text:c="3"/>334</text:p>
          </table:table-cell>
          <table:table-cell office:value-type="float" office:value="6423" table:style-name="ce37">
            <text:p><text:s text:c="2"/>6 42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08548" table:style-name="ce36">
            <text:p><text:s text:c="2"/>108 548</text:p>
          </table:table-cell>
          <table:table-cell office:value-type="float" office:value="13322" table:style-name="ce36">
            <text:p><text:s text:c="2"/>13 322</text:p>
          </table:table-cell>
          <table:table-cell office:value-type="float" office:value="1237" table:style-name="ce36">
            <text:p><text:s text:c="2"/>1 237</text:p>
          </table:table-cell>
          <table:table-cell office:value-type="float" office:value="813" table:style-name="ce36">
            <text:p><text:s text:c="3"/>813</text:p>
          </table:table-cell>
          <table:table-cell office:value-type="float" office:value="1667" table:style-name="ce36">
            <text:p><text:s text:c="2"/>1 667</text:p>
          </table:table-cell>
          <table:table-cell office:value-type="float" office:value="3804" table:style-name="ce36">
            <text:p><text:s text:c="2"/>3 804</text:p>
          </table:table-cell>
          <table:table-cell office:value-type="float" office:value="2899" table:style-name="ce36">
            <text:p><text:s text:c="2"/>2 899</text:p>
          </table:table-cell>
          <table:table-cell office:value-type="float" office:value="9183" table:style-name="ce36">
            <text:p><text:s text:c="2"/>9 183</text:p>
          </table:table-cell>
          <table:table-cell office:value-type="float" office:value="84806" table:style-name="ce36">
            <text:p><text:s text:c="2"/>84 806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6733" table:style-name="ce36">
            <text:p><text:s text:c="2"/>16 733</text:p>
          </table:table-cell>
          <table:table-cell office:value-type="float" office:value="1254" table:style-name="ce36">
            <text:p><text:s text:c="2"/>1 254</text:p>
          </table:table-cell>
          <table:table-cell office:value-type="float" office:value="223" table:style-name="ce36">
            <text:p><text:s text:c="3"/>223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819" table:style-name="ce36">
            <text:p><text:s text:c="3"/>819</text:p>
          </table:table-cell>
          <table:table-cell office:value-type="float" office:value="1038" table:style-name="ce36">
            <text:p><text:s text:c="2"/>1 038</text:p>
          </table:table-cell>
          <table:table-cell office:value-type="float" office:value="14218" table:style-name="ce36">
            <text:p><text:s text:c="2"/>14 218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46552" table:style-name="ce36">
            <text:p><text:s text:c="2"/>46 552</text:p>
          </table:table-cell>
          <table:table-cell office:value-type="float" office:value="7941" table:style-name="ce36">
            <text:p><text:s text:c="2"/>7 941</text:p>
          </table:table-cell>
          <table:table-cell office:value-type="float" office:value="496" table:style-name="ce36">
            <text:p><text:s text:c="3"/>496</text:p>
          </table:table-cell>
          <table:table-cell office:value-type="float" office:value="516" table:style-name="ce36">
            <text:p><text:s text:c="3"/>516</text:p>
          </table:table-cell>
          <table:table-cell office:value-type="float" office:value="1634" table:style-name="ce36">
            <text:p><text:s text:c="2"/>1 634</text:p>
          </table:table-cell>
          <table:table-cell office:value-type="float" office:value="2405" table:style-name="ce36">
            <text:p><text:s text:c="2"/>2 405</text:p>
          </table:table-cell>
          <table:table-cell office:value-type="float" office:value="1403" table:style-name="ce36">
            <text:p><text:s text:c="2"/>1 403</text:p>
          </table:table-cell>
          <table:table-cell office:value-type="float" office:value="5958" table:style-name="ce36">
            <text:p><text:s text:c="2"/>5 958</text:p>
          </table:table-cell>
          <table:table-cell office:value-type="float" office:value="32157" table:style-name="ce36">
            <text:p><text:s text:c="2"/>32 157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67336" table:style-name="ce36">
            <text:p><text:s text:c="2"/>67 336</text:p>
          </table:table-cell>
          <table:table-cell office:value-type="float" office:value="12690" table:style-name="ce36">
            <text:p><text:s text:c="2"/>12 690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936" table:style-name="ce36">
            <text:p><text:s text:c="3"/>936</text:p>
          </table:table-cell>
          <table:table-cell office:value-type="float" office:value="3190" table:style-name="ce36">
            <text:p><text:s text:c="2"/>3 190</text:p>
          </table:table-cell>
          <table:table-cell office:value-type="float" office:value="4581" table:style-name="ce36">
            <text:p><text:s text:c="2"/>4 581</text:p>
          </table:table-cell>
          <table:table-cell office:value-type="float" office:value="1976" table:style-name="ce36">
            <text:p><text:s text:c="2"/>1 976</text:p>
          </table:table-cell>
          <table:table-cell office:value-type="float" office:value="10683" table:style-name="ce36">
            <text:p><text:s text:c="2"/>10 683</text:p>
          </table:table-cell>
          <table:table-cell office:value-type="float" office:value="43273" table:style-name="ce36">
            <text:p><text:s text:c="2"/>43 273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26974" table:style-name="ce36">
            <text:p><text:s text:c="2"/>26 974</text:p>
          </table:table-cell>
          <table:table-cell office:value-type="float" office:value="4986" table:style-name="ce36">
            <text:p><text:s text:c="2"/>4 986</text:p>
          </table:table-cell>
          <table:table-cell office:value-type="float" office:value="312" table:style-name="ce36">
            <text:p><text:s text:c="3"/>312</text:p>
          </table:table-cell>
          <table:table-cell office:value-type="float" office:value="496" table:style-name="ce36">
            <text:p><text:s text:c="3"/>496</text:p>
          </table:table-cell>
          <table:table-cell office:value-type="float" office:value="609" table:style-name="ce36">
            <text:p><text:s text:c="3"/>609</text:p>
          </table:table-cell>
          <table:table-cell office:value-type="float" office:value="1101" table:style-name="ce36">
            <text:p><text:s text:c="2"/>1 101</text:p>
          </table:table-cell>
          <table:table-cell office:value-type="float" office:value="991" table:style-name="ce36">
            <text:p><text:s text:c="3"/>991</text:p>
          </table:table-cell>
          <table:table-cell office:value-type="float" office:value="3197" table:style-name="ce36">
            <text:p><text:s text:c="2"/>3 197</text:p>
          </table:table-cell>
          <table:table-cell office:value-type="float" office:value="18479" table:style-name="ce36">
            <text:p><text:s text:c="2"/>18 47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69463" table:style-name="ce37">
            <text:p><text:s text:c="2"/>69 463</text:p>
          </table:table-cell>
          <table:table-cell office:value-type="float" office:value="7797" table:style-name="ce37">
            <text:p><text:s text:c="2"/>7 797</text:p>
          </table:table-cell>
          <table:table-cell office:value-type="float" office:value="834" table:style-name="ce37">
            <text:p><text:s text:c="3"/>834</text:p>
          </table:table-cell>
          <table:table-cell office:value-type="float" office:value="1294" table:style-name="ce37">
            <text:p><text:s text:c="2"/>1 294</text:p>
          </table:table-cell>
          <table:table-cell office:value-type="float" office:value="1271" table:style-name="ce37">
            <text:p><text:s text:c="2"/>1 271</text:p>
          </table:table-cell>
          <table:table-cell office:value-type="float" office:value="2247" table:style-name="ce37">
            <text:p><text:s text:c="2"/>2 247</text:p>
          </table:table-cell>
          <table:table-cell office:value-type="float" office:value="2188" table:style-name="ce37">
            <text:p><text:s text:c="2"/>2 188</text:p>
          </table:table-cell>
          <table:table-cell office:value-type="float" office:value="7000" table:style-name="ce37">
            <text:p><text:s text:c="2"/>7 000</text:p>
          </table:table-cell>
          <table:table-cell office:value-type="float" office:value="53832" table:style-name="ce37">
            <text:p><text:s text:c="2"/>53 83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34757" table:style-name="ce38">
            <text:p><text:s text:c="2"/>34 757</text:p>
          </table:table-cell>
          <table:table-cell office:value-type="float" office:value="8704" table:style-name="ce38">
            <text:p><text:s text:c="2"/>8 704</text:p>
          </table:table-cell>
          <table:table-cell office:value-type="float" office:value="338" table:style-name="ce38">
            <text:p><text:s text:c="3"/>338</text:p>
          </table:table-cell>
          <table:table-cell office:value-type="float" office:value="248" table:style-name="ce38">
            <text:p><text:s text:c="3"/>248</text:p>
          </table:table-cell>
          <table:table-cell office:value-type="float" office:value="1533" table:style-name="ce38">
            <text:p><text:s text:c="2"/>1 533</text:p>
          </table:table-cell>
          <table:table-cell office:value-type="float" office:value="4664" table:style-name="ce38">
            <text:p><text:s text:c="2"/>4 664</text:p>
          </table:table-cell>
          <table:table-cell office:value-type="float" office:value="649" table:style-name="ce38">
            <text:p><text:s text:c="3"/>649</text:p>
          </table:table-cell>
          <table:table-cell office:value-type="float" office:value="7094" table:style-name="ce38">
            <text:p><text:s text:c="2"/>7 094</text:p>
          </table:table-cell>
          <table:table-cell office:value-type="float" office:value="18621" table:style-name="ce38">
            <text:p><text:s text:c="2"/>18 62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25193" table:style-name="ce38">
            <text:p><text:s text:c="2"/>25 193</text:p>
          </table:table-cell>
          <table:table-cell office:value-type="float" office:value="4556" table:style-name="ce38">
            <text:p><text:s text:c="2"/>4 556</text:p>
          </table:table-cell>
          <table:table-cell office:value-type="float" office:value="286" table:style-name="ce38">
            <text:p><text:s text:c="3"/>286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959" table:style-name="ce38">
            <text:p><text:s text:c="3"/>959</text:p>
          </table:table-cell>
          <table:table-cell office:value-type="float" office:value="600" table:style-name="ce38">
            <text:p><text:s text:c="3"/>600</text:p>
          </table:table-cell>
          <table:table-cell office:value-type="float" office:value="1715" table:style-name="ce38">
            <text:p><text:s text:c="2"/>1 715</text:p>
          </table:table-cell>
          <table:table-cell office:value-type="float" office:value="18636" table:style-name="ce38">
            <text:p><text:s text:c="2"/>18 636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23804" table:style-name="ce37">
            <text:p><text:s text:c="2"/>23 804</text:p>
          </table:table-cell>
          <table:table-cell office:value-type="float" office:value="3349" table:style-name="ce37">
            <text:p><text:s text:c="2"/>3 349</text:p>
          </table:table-cell>
          <table:table-cell office:value-type="float" office:value="247" table:style-name="ce37">
            <text:p><text:s text:c="3"/>247</text:p>
          </table:table-cell>
          <table:table-cell office:value-type="float" office:value="282" table:style-name="ce37">
            <text:p><text:s text:c="3"/>282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69" table:style-name="ce37">
            <text:p><text:s text:c="3"/>669</text:p>
          </table:table-cell>
          <table:table-cell office:value-type="float" office:value="1026" table:style-name="ce37">
            <text:p><text:s text:c="2"/>1 026</text:p>
          </table:table-cell>
          <table:table-cell office:value-type="float" office:value="19182" table:style-name="ce37">
            <text:p><text:s text:c="2"/>19 182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26231" table:style-name="ce38">
            <text:p><text:s text:c="2"/>126 231</text:p>
          </table:table-cell>
          <table:table-cell office:value-type="float" office:value="15134" table:style-name="ce38">
            <text:p><text:s text:c="2"/>15 134</text:p>
          </table:table-cell>
          <table:table-cell office:value-type="float" office:value="1543" table:style-name="ce38">
            <text:p><text:s text:c="2"/>1 543</text:p>
          </table:table-cell>
          <table:table-cell office:value-type="float" office:value="2648" table:style-name="ce38">
            <text:p><text:s text:c="2"/>2 648</text:p>
          </table:table-cell>
          <table:table-cell office:value-type="float" office:value="770" table:style-name="ce38">
            <text:p><text:s text:c="3"/>770</text:p>
          </table:table-cell>
          <table:table-cell office:value-type="float" office:value="1647" table:style-name="ce38">
            <text:p><text:s text:c="2"/>1 647</text:p>
          </table:table-cell>
          <table:table-cell office:value-type="float" office:value="4347" table:style-name="ce38">
            <text:p><text:s text:c="2"/>4 347</text:p>
          </table:table-cell>
          <table:table-cell office:value-type="float" office:value="9412" table:style-name="ce38">
            <text:p><text:s text:c="2"/>9 412</text:p>
          </table:table-cell>
          <table:table-cell office:value-type="float" office:value="100142" table:style-name="ce38">
            <text:p><text:s text:c="2"/>100 14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85733" table:style-name="ce36">
            <text:p><text:s text:c="2"/>185 733</text:p>
          </table:table-cell>
          <table:table-cell office:value-type="float" office:value="33422" table:style-name="ce36">
            <text:p><text:s text:c="2"/>33 422</text:p>
          </table:table-cell>
          <table:table-cell office:value-type="float" office:value="2299" table:style-name="ce36">
            <text:p><text:s text:c="2"/>2 299</text:p>
          </table:table-cell>
          <table:table-cell office:value-type="float" office:value="2564" table:style-name="ce36">
            <text:p><text:s text:c="2"/>2 564</text:p>
          </table:table-cell>
          <table:table-cell office:value-type="float" office:value="6477" table:style-name="ce36">
            <text:p><text:s text:c="2"/>6 477</text:p>
          </table:table-cell>
          <table:table-cell office:value-type="float" office:value="13259" table:style-name="ce36">
            <text:p><text:s text:c="2"/>13 259</text:p>
          </table:table-cell>
          <table:table-cell office:value-type="float" office:value="4541" table:style-name="ce36">
            <text:p><text:s text:c="2"/>4 541</text:p>
          </table:table-cell>
          <table:table-cell office:value-type="float" office:value="26841" table:style-name="ce36">
            <text:p><text:s text:c="2"/>26 841</text:p>
          </table:table-cell>
          <table:table-cell office:value-type="float" office:value="123171" table:style-name="ce36">
            <text:p><text:s text:c="2"/>123 17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65709" table:style-name="ce36">
            <text:p><text:s text:c="2"/>65 709</text:p>
          </table:table-cell>
          <table:table-cell office:value-type="float" office:value="9966" table:style-name="ce36">
            <text:p><text:s text:c="2"/>9 966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813" table:style-name="ce36">
            <text:p><text:s text:c="3"/>813</text:p>
          </table:table-cell>
          <table:table-cell office:value-type="float" office:value="1633" table:style-name="ce36">
            <text:p><text:s text:c="2"/>1 633</text:p>
          </table:table-cell>
          <table:table-cell office:value-type="float" office:value="2865" table:style-name="ce36">
            <text:p><text:s text:c="2"/>2 865</text:p>
          </table:table-cell>
          <table:table-cell office:value-type="float" office:value="52761" table:style-name="ce36">
            <text:p><text:s text:c="2"/>52 761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07370" table:style-name="ce36">
            <text:p><text:s text:c="2"/>107 370</text:p>
          </table:table-cell>
          <table:table-cell office:value-type="float" office:value="12234" table:style-name="ce36">
            <text:p><text:s text:c="2"/>12 234</text:p>
          </table:table-cell>
          <table:table-cell office:value-type="float" office:value="765" table:style-name="ce36">
            <text:p><text:s text:c="3"/>765</text:p>
          </table:table-cell>
          <table:table-cell office:value-type="float" office:value="1079" table:style-name="ce36">
            <text:p><text:s text:c="2"/>1 079</text:p>
          </table:table-cell>
          <table:table-cell office:value-type="float" office:value="1097" table:style-name="ce36">
            <text:p><text:s text:c="2"/>1 097</text:p>
          </table:table-cell>
          <table:table-cell office:value-type="float" office:value="792" table:style-name="ce36">
            <text:p><text:s text:c="3"/>792</text:p>
          </table:table-cell>
          <table:table-cell office:value-type="float" office:value="3133" table:style-name="ce36">
            <text:p><text:s text:c="2"/>3 133</text:p>
          </table:table-cell>
          <table:table-cell office:value-type="float" office:value="6101" table:style-name="ce36">
            <text:p><text:s text:c="2"/>6 101</text:p>
          </table:table-cell>
          <table:table-cell office:value-type="float" office:value="88270" table:style-name="ce36">
            <text:p><text:s text:c="2"/>88 270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55892" table:style-name="ce36">
            <text:p><text:s text:c="2"/>55 892</text:p>
          </table:table-cell>
          <table:table-cell office:value-type="float" office:value="6658" table:style-name="ce36">
            <text:p><text:s text:c="2"/>6 658</text:p>
          </table:table-cell>
          <table:table-cell office:value-type="float" office:value="446" table:style-name="ce36">
            <text:p><text:s text:c="3"/>446</text:p>
          </table:table-cell>
          <table:table-cell office:value-type="float" office:value="250" table:style-name="ce36">
            <text:p><text:s text:c="3"/>250</text:p>
          </table:table-cell>
          <table:table-cell office:value-type="float" office:value="2050" table:style-name="ce36">
            <text:p><text:s text:c="2"/>2 050</text:p>
          </table:table-cell>
          <table:table-cell office:value-type="float" office:value="2162" table:style-name="ce36">
            <text:p><text:s text:c="2"/>2 162</text:p>
          </table:table-cell>
          <table:table-cell office:value-type="float" office:value="992" table:style-name="ce36">
            <text:p><text:s text:c="3"/>992</text:p>
          </table:table-cell>
          <table:table-cell office:value-type="float" office:value="5454" table:style-name="ce36">
            <text:p><text:s text:c="2"/>5 454</text:p>
          </table:table-cell>
          <table:table-cell office:value-type="float" office:value="43334" table:style-name="ce36">
            <text:p><text:s text:c="2"/>43 33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54993" table:style-name="ce36">
            <text:p><text:s text:c="2"/>54 993</text:p>
          </table:table-cell>
          <table:table-cell office:value-type="float" office:value="17840" table:style-name="ce36">
            <text:p><text:s text:c="2"/>17 840</text:p>
          </table:table-cell>
          <table:table-cell office:value-type="float" office:value="484" table:style-name="ce36">
            <text:p><text:s text:c="3"/>484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584" table:style-name="ce36">
            <text:p><text:s text:c="3"/>584</text:p>
          </table:table-cell>
          <table:table-cell office:value-type="float" office:value="4212" table:style-name="ce36">
            <text:p><text:s text:c="2"/>4 212</text:p>
          </table:table-cell>
          <table:table-cell office:value-type="float" office:value="828" table:style-name="ce36">
            <text:p><text:s text:c="3"/>828</text:p>
          </table:table-cell>
          <table:table-cell office:value-type="float" office:value="5733" table:style-name="ce36">
            <text:p><text:s text:c="2"/>5 733</text:p>
          </table:table-cell>
          <table:table-cell office:value-type="float" office:value="30936" table:style-name="ce36">
            <text:p><text:s text:c="2"/>30 936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57476" table:style-name="ce37">
            <text:p><text:s text:c="2"/>57 476</text:p>
          </table:table-cell>
          <table:table-cell office:value-type="float" office:value="21347" table:style-name="ce37">
            <text:p><text:s text:c="2"/>21 347</text:p>
          </table:table-cell>
          <table:table-cell office:value-type="float" office:value="477" table:style-name="ce37">
            <text:p><text:s text:c="3"/>477</text:p>
          </table:table-cell>
          <table:table-cell office:value-type="float" office:value="707" table:style-name="ce37">
            <text:p><text:s text:c="3"/>707</text:p>
          </table:table-cell>
          <table:table-cell office:value-type="float" office:value="913" table:style-name="ce37">
            <text:p><text:s text:c="3"/>913</text:p>
          </table:table-cell>
          <table:table-cell office:value-type="float" office:value="5663" table:style-name="ce37">
            <text:p><text:s text:c="2"/>5 663</text:p>
          </table:table-cell>
          <table:table-cell office:value-type="float" office:value="899" table:style-name="ce37">
            <text:p><text:s text:c="3"/>899</text:p>
          </table:table-cell>
          <table:table-cell office:value-type="float" office:value="8182" table:style-name="ce37">
            <text:p><text:s text:c="2"/>8 182</text:p>
          </table:table-cell>
          <table:table-cell office:value-type="float" office:value="27470" table:style-name="ce37">
            <text:p><text:s text:c="2"/>27 47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57466" table:style-name="ce38">
            <text:p><text:s text:c="2"/>57 4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86" table:style-name="ce38">
            <text:p><text:s text:c="2"/>2 686</text:p>
          </table:table-cell>
          <table:table-cell office:value-type="float" office:value="2686" table:style-name="ce38">
            <text:p><text:s text:c="2"/>2 686</text:p>
          </table:table-cell>
          <table:table-cell office:value-type="float" office:value="54780" table:style-name="ce38">
            <text:p><text:s text:c="2"/>54 78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186237" table:style-name="ce38">
            <text:p><text:s text:c="2"/>186 237</text:p>
          </table:table-cell>
          <table:table-cell office:value-type="float" office:value="812" table:style-name="ce38">
            <text:p><text:s text:c="3"/>8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273" table:style-name="ce38">
            <text:p><text:s text:c="2"/>23 273</text:p>
          </table:table-cell>
          <table:table-cell office:value-type="float" office:value="5852" table:style-name="ce38">
            <text:p><text:s text:c="2"/>5 852</text:p>
          </table:table-cell>
          <table:table-cell office:value-type="float" office:value="29125" table:style-name="ce38">
            <text:p><text:s text:c="2"/>29 125</text:p>
          </table:table-cell>
          <table:table-cell office:value-type="float" office:value="156300" table:style-name="ce38">
            <text:p><text:s text:c="2"/>156 300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48021" table:style-name="ce37">
            <text:p><text:s text:c="2"/>48 021</text:p>
          </table:table-cell>
          <table:table-cell office:value-type="float" office:value="1750" table:style-name="ce37">
            <text:p><text:s text:c="2"/>1 7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1" table:style-name="ce37">
            <text:p><text:s text:c="3"/>141</text:p>
          </table:table-cell>
          <table:table-cell office:value-type="float" office:value="2041" table:style-name="ce37">
            <text:p><text:s text:c="2"/>2 041</text:p>
          </table:table-cell>
          <table:table-cell office:value-type="float" office:value="2182" table:style-name="ce37">
            <text:p><text:s text:c="2"/>2 182</text:p>
          </table:table-cell>
          <table:table-cell office:value-type="float" office:value="44089" table:style-name="ce37">
            <text:p><text:s text:c="2"/>44 08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251059" table:style-name="ce38">
            <text:p><text:s text:c="2"/>251 05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570" table:style-name="ce38">
            <text:p><text:s text:c="2"/>12 570</text:p>
          </table:table-cell>
          <table:table-cell office:value-type="float" office:value="12570" table:style-name="ce38">
            <text:p><text:s text:c="2"/>12 570</text:p>
          </table:table-cell>
          <table:table-cell office:value-type="float" office:value="238489" table:style-name="ce38">
            <text:p><text:s text:c="2"/>238 48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33261" table:style-name="ce36">
            <text:p><text:s text:c="2"/>133 2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90" table:style-name="ce36">
            <text:p><text:s text:c="2"/>7 390</text:p>
          </table:table-cell>
          <table:table-cell office:value-type="float" office:value="7390" table:style-name="ce36">
            <text:p><text:s text:c="2"/>7 390</text:p>
          </table:table-cell>
          <table:table-cell office:value-type="float" office:value="125871" table:style-name="ce36">
            <text:p><text:s text:c="2"/>125 871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94314" table:style-name="ce36">
            <text:p><text:s text:c="2"/>94 3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00" table:style-name="ce36">
            <text:p><text:s text:c="2"/>3 200</text:p>
          </table:table-cell>
          <table:table-cell office:value-type="float" office:value="3200" table:style-name="ce36">
            <text:p><text:s text:c="2"/>3 200</text:p>
          </table:table-cell>
          <table:table-cell office:value-type="float" office:value="91114" table:style-name="ce36">
            <text:p><text:s text:c="2"/>91 114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45082" table:style-name="ce36">
            <text:p><text:s text:c="2"/>45 082</text:p>
          </table:table-cell>
          <table:table-cell office:value-type="float" office:value="-64080" table:style-name="ce36">
            <text:p><text:s/>(-) <text:s/>64 0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0" table:style-name="ce36">
            <text:p><text:s text:c="3"/>970</text:p>
          </table:table-cell>
          <table:table-cell office:value-type="float" office:value="970" table:style-name="ce36">
            <text:p><text:s text:c="3"/>970</text:p>
          </table:table-cell>
          <table:table-cell office:value-type="float" office:value="108192" table:style-name="ce36">
            <text:p><text:s text:c="2"/>108 192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28587" table:style-name="ce36">
            <text:p><text:s text:c="2"/>28 587</text:p>
          </table:table-cell>
          <table:table-cell office:value-type="float" office:value="-477385" table:style-name="ce36">
            <text:p><text:s/>(-) <text:s/>477 3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7" table:style-name="ce36">
            <text:p><text:s text:c="3"/>427</text:p>
          </table:table-cell>
          <table:table-cell office:value-type="float" office:value="427" table:style-name="ce36">
            <text:p><text:s text:c="3"/>427</text:p>
          </table:table-cell>
          <table:table-cell office:value-type="float" office:value="505545" table:style-name="ce36">
            <text:p><text:s text:c="2"/>505 545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99187" table:style-name="ce36">
            <text:p><text:s text:c="2"/>99 1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48410" table:style-name="ce36">
            <text:p><text:s/>(-) <text:s/>48 4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67" table:style-name="ce36">
            <text:p><text:s text:c="2"/>1 367</text:p>
          </table:table-cell>
          <table:table-cell office:value-type="float" office:value="3640" table:style-name="ce36">
            <text:p><text:s text:c="2"/>3 640</text:p>
          </table:table-cell>
          <table:table-cell office:value-type="float" office:value="5007" table:style-name="ce36">
            <text:p><text:s text:c="2"/>5 007</text:p>
          </table:table-cell>
          <table:table-cell office:value-type="float" office:value="142590" table:style-name="ce36">
            <text:p><text:s text:c="2"/>142 59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69645" table:style-name="ce38">
            <text:p><text:s text:c="2"/>69 6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116" table:style-name="ce38">
            <text:p><text:s text:c="2"/>6 116</text:p>
          </table:table-cell>
          <table:table-cell office:value-type="float" office:value="848" table:style-name="ce38">
            <text:p><text:s text:c="3"/>848</text:p>
          </table:table-cell>
          <table:table-cell office:value-type="float" office:value="6964" table:style-name="ce38">
            <text:p><text:s text:c="2"/>6 964</text:p>
          </table:table-cell>
          <table:table-cell office:value-type="float" office:value="62681" table:style-name="ce38">
            <text:p><text:s text:c="2"/>62 681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17201" table:style-name="ce37">
            <text:p><text:s text:c="2"/>17 2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1072" table:style-name="ce37">
            <text:p><text:s/>(-) <text:s/>1 0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5" table:style-name="ce37">
            <text:p><text:s text:c="3"/>95</text:p>
          </table:table-cell>
          <table:table-cell office:value-type="float" office:value="2518" table:style-name="ce37">
            <text:p><text:s text:c="2"/>2 518</text:p>
          </table:table-cell>
          <table:table-cell office:value-type="float" office:value="2613" table:style-name="ce37">
            <text:p><text:s text:c="2"/>2 613</text:p>
          </table:table-cell>
          <table:table-cell office:value-type="float" office:value="15660" table:style-name="ce37">
            <text:p><text:s text:c="2"/>15 660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30859" table:style-name="ce37">
            <text:p><text:s text:c="2"/>30 8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7" table:style-name="ce37">
            <text:p><text:s text:c="3"/>217</text:p>
          </table:table-cell>
          <table:table-cell office:value-type="float" office:value="1049" table:style-name="ce37">
            <text:p><text:s text:c="2"/>1 049</text:p>
          </table:table-cell>
          <table:table-cell office:value-type="float" office:value="1266" table:style-name="ce37">
            <text:p><text:s text:c="2"/>1 266</text:p>
          </table:table-cell>
          <table:table-cell office:value-type="float" office:value="29593" table:style-name="ce37">
            <text:p><text:s text:c="2"/>29 593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58551" table:style-name="ce37">
            <text:p><text:s text:c="2"/>58 55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25" table:style-name="ce37">
            <text:p><text:s text:c="2"/>3 225</text:p>
          </table:table-cell>
          <table:table-cell office:value-type="float" office:value="3225" table:style-name="ce37">
            <text:p><text:s text:c="2"/>3 225</text:p>
          </table:table-cell>
          <table:table-cell office:value-type="float" office:value="55326" table:style-name="ce37">
            <text:p><text:s text:c="2"/>55 326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6401" table:style-name="ce37">
            <text:p><text:s text:c="2"/>16 4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52" table:style-name="ce37">
            <text:p><text:s text:c="2"/>1 052</text:p>
          </table:table-cell>
          <table:table-cell office:value-type="float" office:value="1052" table:style-name="ce37">
            <text:p><text:s text:c="2"/>1 052</text:p>
          </table:table-cell>
          <table:table-cell office:value-type="float" office:value="15349" table:style-name="ce37">
            <text:p><text:s text:c="2"/>15 34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5794" table:style-name="ce36">
            <text:p><text:s text:c="2"/>25 7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15" table:style-name="ce36">
            <text:p><text:s text:c="2"/>1 915</text:p>
          </table:table-cell>
          <table:table-cell office:value-type="float" office:value="1915" table:style-name="ce36">
            <text:p><text:s text:c="2"/>1 915</text:p>
          </table:table-cell>
          <table:table-cell office:value-type="float" office:value="23879" table:style-name="ce36">
            <text:p><text:s text:c="2"/>23 879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45687" table:style-name="ce36">
            <text:p><text:s text:c="2"/>145 6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88" table:style-name="ce36">
            <text:p><text:s text:c="2"/>11 688</text:p>
          </table:table-cell>
          <table:table-cell office:value-type="float" office:value="2187" table:style-name="ce36">
            <text:p><text:s text:c="2"/>2 187</text:p>
          </table:table-cell>
          <table:table-cell office:value-type="float" office:value="13875" table:style-name="ce36">
            <text:p><text:s text:c="2"/>13 875</text:p>
          </table:table-cell>
          <table:table-cell office:value-type="float" office:value="131812" table:style-name="ce36">
            <text:p><text:s text:c="2"/>131 812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30946" table:style-name="ce36">
            <text:p><text:s text:c="2"/>30 946</text:p>
          </table:table-cell>
          <table:table-cell office:value-type="float" office:value="7133" table:style-name="ce36">
            <text:p><text:s text:c="2"/>7 133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5" table:style-name="ce36">
            <text:p><text:s text:c="3"/>775</text:p>
          </table:table-cell>
          <table:table-cell office:value-type="float" office:value="775" table:style-name="ce36">
            <text:p><text:s text:c="3"/>775</text:p>
          </table:table-cell>
          <table:table-cell office:value-type="float" office:value="22988" table:style-name="ce36">
            <text:p><text:s text:c="2"/>22 988</text:p>
          </table:table-cell>
          <table:table-cell table:number-columns-repeated="1637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30924" table:style-name="ce36">
            <text:p><text:s text:c="2"/>30 9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6" table:style-name="ce36">
            <text:p><text:s text:c="2"/>1 216</text:p>
          </table:table-cell>
          <table:table-cell office:value-type="float" office:value="1216" table:style-name="ce36">
            <text:p><text:s text:c="2"/>1 216</text:p>
          </table:table-cell>
          <table:table-cell office:value-type="float" office:value="29708" table:style-name="ce36">
            <text:p><text:s text:c="2"/>29 708</text:p>
          </table:table-cell>
          <table:table-cell table:number-columns-repeated="1637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64477" table:style-name="ce36">
            <text:p><text:s text:c="2"/>164 4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37" table:style-name="ce36">
            <text:p><text:s text:c="2"/>26 337</text:p>
          </table:table-cell>
          <table:table-cell office:value-type="float" office:value="5418" table:style-name="ce36">
            <text:p><text:s text:c="2"/>5 418</text:p>
          </table:table-cell>
          <table:table-cell office:value-type="float" office:value="31755" table:style-name="ce36">
            <text:p><text:s text:c="2"/>31 755</text:p>
          </table:table-cell>
          <table:table-cell office:value-type="float" office:value="132722" table:style-name="ce36">
            <text:p><text:s text:c="2"/>132 72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77726" table:style-name="ce37">
            <text:p><text:s text:c="2"/>77 726</text:p>
          </table:table-cell>
          <table:table-cell office:value-type="float" office:value="108" table:style-name="ce37">
            <text:p><text:s text:c="3"/>10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86" table:style-name="ce37">
            <text:p><text:s text:c="2"/>3 486</text:p>
          </table:table-cell>
          <table:table-cell office:value-type="float" office:value="3486" table:style-name="ce37">
            <text:p><text:s text:c="2"/>3 486</text:p>
          </table:table-cell>
          <table:table-cell office:value-type="float" office:value="74132" table:style-name="ce37">
            <text:p><text:s text:c="2"/>74 132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414748" table:style-name="ce37">
            <text:p><text:s text:c="2"/>414 7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109" table:style-name="ce37">
            <text:p><text:s text:c="2"/>50 109</text:p>
          </table:table-cell>
          <table:table-cell office:value-type="float" office:value="50109" table:style-name="ce37">
            <text:p><text:s text:c="2"/>50 109</text:p>
          </table:table-cell>
          <table:table-cell office:value-type="float" office:value="364639" table:style-name="ce37">
            <text:p><text:s text:c="2"/>364 63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114621" table:style-name="ce37">
            <text:p><text:s text:c="2"/>114 6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30" table:style-name="ce37">
            <text:p><text:s text:c="3"/>730</text:p>
          </table:table-cell>
          <table:table-cell office:value-type="float" office:value="730" table:style-name="ce37">
            <text:p><text:s text:c="3"/>730</text:p>
          </table:table-cell>
          <table:table-cell office:value-type="float" office:value="113891" table:style-name="ce37">
            <text:p><text:s text:c="2"/>113 891</text:p>
          </table:table-cell>
          <table:table-cell table:number-columns-repeated="1637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216622" table:style-name="ce37">
            <text:p><text:s text:c="2"/>216 6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622" table:style-name="ce37">
            <text:p><text:s text:c="2"/>216 622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25268" table:style-name="ce37">
            <text:p><text:s text:c="2"/>125 2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27" table:style-name="ce37">
            <text:p><text:s text:c="2"/>5 527</text:p>
          </table:table-cell>
          <table:table-cell office:value-type="float" office:value="5527" table:style-name="ce37">
            <text:p><text:s text:c="2"/>5 527</text:p>
          </table:table-cell>
          <table:table-cell office:value-type="float" office:value="119741" table:style-name="ce37">
            <text:p><text:s text:c="2"/>119 74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35189" table:style-name="ce36">
            <text:p><text:s text:c="2"/>35 1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35157" table:style-name="ce36">
            <text:p><text:s text:c="2"/>35 15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53098" table:style-name="ce36">
            <text:p><text:s text:c="2"/>53 0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64" table:style-name="ce36">
            <text:p><text:s text:c="2"/>2 764</text:p>
          </table:table-cell>
          <table:table-cell office:value-type="float" office:value="2764" table:style-name="ce36">
            <text:p><text:s text:c="2"/>2 764</text:p>
          </table:table-cell>
          <table:table-cell office:value-type="float" office:value="50334" table:style-name="ce36">
            <text:p><text:s text:c="2"/>50 33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77758" table:style-name="ce36">
            <text:p><text:s text:c="2"/>77 7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26" table:style-name="ce36">
            <text:p><text:s text:c="2"/>3 926</text:p>
          </table:table-cell>
          <table:table-cell office:value-type="float" office:value="3926" table:style-name="ce36">
            <text:p><text:s text:c="2"/>3 926</text:p>
          </table:table-cell>
          <table:table-cell office:value-type="float" office:value="73832" table:style-name="ce36">
            <text:p><text:s text:c="2"/>73 832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59583" table:style-name="ce36">
            <text:p><text:s text:c="2"/>59 5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60" table:style-name="ce36">
            <text:p><text:s text:c="2"/>5 060</text:p>
          </table:table-cell>
          <table:table-cell office:value-type="float" office:value="5060" table:style-name="ce36">
            <text:p><text:s text:c="2"/>5 060</text:p>
          </table:table-cell>
          <table:table-cell office:value-type="float" office:value="54523" table:style-name="ce36">
            <text:p><text:s text:c="2"/>54 523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49383" table:style-name="ce36">
            <text:p><text:s text:c="2"/>49 3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0" table:style-name="ce36">
            <text:p><text:s text:c="2"/>1 060</text:p>
          </table:table-cell>
          <table:table-cell office:value-type="float" office:value="1060" table:style-name="ce36">
            <text:p><text:s text:c="2"/>1 060</text:p>
          </table:table-cell>
          <table:table-cell office:value-type="float" office:value="48323" table:style-name="ce36">
            <text:p><text:s text:c="2"/>48 32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83933" table:style-name="ce37">
            <text:p><text:s text:c="2"/>83 9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48" table:style-name="ce37">
            <text:p><text:s text:c="2"/>5 148</text:p>
          </table:table-cell>
          <table:table-cell office:value-type="float" office:value="5148" table:style-name="ce37">
            <text:p><text:s text:c="2"/>5 148</text:p>
          </table:table-cell>
          <table:table-cell office:value-type="float" office:value="78785" table:style-name="ce37">
            <text:p><text:s text:c="2"/>78 785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21563" table:style-name="ce37">
            <text:p><text:s text:c="2"/>21 5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0" table:style-name="ce37">
            <text:p><text:s text:c="3"/>930</text:p>
          </table:table-cell>
          <table:table-cell office:value-type="float" office:value="930" table:style-name="ce37">
            <text:p><text:s text:c="3"/>930</text:p>
          </table:table-cell>
          <table:table-cell office:value-type="float" office:value="20633" table:style-name="ce37">
            <text:p><text:s text:c="2"/>20 633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444442" table:style-name="ce37">
            <text:p><text:s text:c="2"/>444 4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4442" table:style-name="ce37">
            <text:p><text:s text:c="2"/>444 442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0949" table:style-name="ce37">
            <text:p><text:s text:c="2"/>10 9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49" table:style-name="ce37">
            <text:p><text:s text:c="2"/>10 949</text:p>
          </table:table-cell>
          <table:table-cell table:number-columns-repeated="1637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147160" table:style-name="ce37">
            <text:p><text:s text:c="2"/>147 1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7160" table:style-name="ce37">
            <text:p><text:s text:c="2"/>147 160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59583" table:style-name="ce36">
            <text:p><text:s text:c="2"/>59 5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37" table:style-name="ce36">
            <text:p><text:s text:c="2"/>1 037</text:p>
          </table:table-cell>
          <table:table-cell office:value-type="float" office:value="1037" table:style-name="ce36">
            <text:p><text:s text:c="2"/>1 037</text:p>
          </table:table-cell>
          <table:table-cell office:value-type="float" office:value="58546" table:style-name="ce36">
            <text:p><text:s text:c="2"/>58 546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99864" table:style-name="ce36">
            <text:p><text:s text:c="2"/>99 8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864" table:style-name="ce36">
            <text:p><text:s text:c="2"/>99 864</text:p>
          </table:table-cell>
          <table:table-cell table:number-columns-repeated="1637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119653" table:style-name="ce36">
            <text:p><text:s text:c="2"/>119 6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86" table:style-name="ce36">
            <text:p><text:s text:c="2"/>3 386</text:p>
          </table:table-cell>
          <table:table-cell office:value-type="float" office:value="3386" table:style-name="ce36">
            <text:p><text:s text:c="2"/>3 386</text:p>
          </table:table-cell>
          <table:table-cell office:value-type="float" office:value="116267" table:style-name="ce36">
            <text:p><text:s text:c="2"/>116 267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28851" table:style-name="ce36">
            <text:p><text:s text:c="2"/>28 8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09" table:style-name="ce36">
            <text:p><text:s text:c="2"/>3 709</text:p>
          </table:table-cell>
          <table:table-cell office:value-type="float" office:value="3710" table:style-name="ce36">
            <text:p><text:s text:c="2"/>3 710</text:p>
          </table:table-cell>
          <table:table-cell office:value-type="float" office:value="25141" table:style-name="ce36">
            <text:p><text:s text:c="2"/>25 141</text:p>
          </table:table-cell>
          <table:table-cell table:number-columns-repeated="1637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66640" table:style-name="ce36">
            <text:p><text:s text:c="2"/>66 6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640" table:style-name="ce36">
            <text:p><text:s text:c="2"/>66 640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19344" table:style-name="ce37">
            <text:p><text:s text:c="2"/>19 3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61" table:style-name="ce37">
            <text:p><text:s text:c="3"/>861</text:p>
          </table:table-cell>
          <table:table-cell office:value-type="float" office:value="861" table:style-name="ce37">
            <text:p><text:s text:c="3"/>861</text:p>
          </table:table-cell>
          <table:table-cell office:value-type="float" office:value="18483" table:style-name="ce37">
            <text:p><text:s text:c="2"/>18 483</text:p>
          </table:table-cell>
          <table:table-cell table:number-columns-repeated="1637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24357" table:style-name="ce37">
            <text:p><text:s text:c="2"/>24 35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8" table:style-name="ce37">
            <text:p><text:s text:c="3"/>338</text:p>
          </table:table-cell>
          <table:table-cell office:value-type="float" office:value="338" table:style-name="ce37">
            <text:p><text:s text:c="3"/>338</text:p>
          </table:table-cell>
          <table:table-cell office:value-type="float" office:value="24019" table:style-name="ce37">
            <text:p><text:s text:c="2"/>24 019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40334" table:style-name="ce37">
            <text:p><text:s text:c="2"/>40 33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334" table:style-name="ce37">
            <text:p><text:s text:c="2"/>40 334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7644828" table:style-name="ce48">
            <text:p><text:s/>7 644 828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21039" table:style-name="ce48">
            <text:p><text:s text:c="2"/>21 039</text:p>
          </table:table-cell>
          <table:table-cell office:value-type="float" office:value="37284" table:style-name="ce48">
            <text:p><text:s text:c="2"/>37 284</text:p>
          </table:table-cell>
          <table:table-cell office:value-type="float" office:value="268232" table:style-name="ce48">
            <text:p><text:s text:c="2"/>268 232</text:p>
          </table:table-cell>
          <table:table-cell office:value-type="float" office:value="256452" table:style-name="ce48">
            <text:p><text:s text:c="2"/>256 452</text:p>
          </table:table-cell>
          <table:table-cell office:value-type="float" office:value="583007" table:style-name="ce48">
            <text:p><text:s text:c="2"/>583 007</text:p>
          </table:table-cell>
          <table:table-cell office:value-type="float" office:value="7061821" table:style-name="ce48">
            <text:p><text:s/>7 061 821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1 - Recursos de bens e serviços - 2010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0">
            <text:p>Produção das atividades (valores correntes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7557" table:style-name="ce36">
            <text:p><text:s text:c="2"/>7 557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42" table:style-name="ce36">
            <text:p><text:s text:c="2"/>8 042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13554" table:style-name="ce36">
            <text:p><text:s text:c="2"/>13 554</text:p>
          </table:table-cell>
          <table:table-cell office:value-type="float" office:value="1000" table:style-name="ce36">
            <text:p><text:s text:c="2"/>1 00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" table:style-name="ce36">
            <text:p><text:s text:c="3"/>1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717" table:style-name="ce36">
            <text:p><text:s text:c="2"/>14 71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5155" table:style-name="ce36">
            <text:p><text:s text:c="2"/>5 155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61" table:style-name="ce36">
            <text:p><text:s text:c="2"/>5 16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32731" table:style-name="ce36">
            <text:p><text:s text:c="2"/>32 731</text:p>
          </table:table-cell>
          <table:table-cell office:value-type="float" office:value="160" table:style-name="ce36">
            <text:p><text:s text:c="3"/>16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894" table:style-name="ce36">
            <text:p><text:s text:c="2"/>32 894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38875" table:style-name="ce36">
            <text:p><text:s text:c="2"/>38 875</text:p>
          </table:table-cell>
          <table:table-cell office:value-type="float" office:value="1225" table:style-name="ce36">
            <text:p><text:s text:c="2"/>1 225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124" table:style-name="ce36">
            <text:p><text:s text:c="2"/>40 12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30796" table:style-name="ce37">
            <text:p><text:s text:c="2"/>30 796</text:p>
          </table:table-cell>
          <table:table-cell office:value-type="float" office:value="1545" table:style-name="ce37">
            <text:p><text:s text:c="2"/>1 545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5" table:style-name="ce37">
            <text:p><text:s text:c="3"/>16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643" table:style-name="ce37">
            <text:p><text:s text:c="2"/>32 64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5975" table:style-name="ce37">
            <text:p><text:s text:c="2"/>5 975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029" table:style-name="ce37">
            <text:p><text:s text:c="2"/>6 029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11007" table:style-name="ce37">
            <text:p><text:s text:c="2"/>11 007</text:p>
          </table:table-cell>
          <table:table-cell office:value-type="float" office:value="409" table:style-name="ce37">
            <text:p><text:s text:c="3"/>409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2" table:style-name="ce37">
            <text:p><text:s text:c="3"/>1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606" table:style-name="ce37">
            <text:p><text:s text:c="2"/>11 606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3181" table:style-name="ce37">
            <text:p><text:s text:c="2"/>13 181</text:p>
          </table:table-cell>
          <table:table-cell office:value-type="float" office:value="293" table:style-name="ce37">
            <text:p><text:s text:c="3"/>293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58" table:style-name="ce37">
            <text:p><text:s text:c="2"/>13 558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3030" table:style-name="ce37">
            <text:p><text:s text:c="2"/>3 030</text:p>
          </table:table-cell>
          <table:table-cell office:value-type="float" office:value="39069" table:style-name="ce37">
            <text:p><text:s text:c="2"/>39 069</text:p>
          </table:table-cell>
          <table:table-cell office:value-type="float" office:value="166" table:style-name="ce37">
            <text:p><text:s text:c="3"/>16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279" table:style-name="ce37">
            <text:p><text:s text:c="2"/>42 27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1452" table:style-name="ce36">
            <text:p><text:s text:c="2"/>1 452</text:p>
          </table:table-cell>
          <table:table-cell office:value-type="float" office:value="14137" table:style-name="ce36">
            <text:p><text:s text:c="2"/>14 137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38" table:style-name="ce36">
            <text:p><text:s text:c="2"/>15 638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306" table:style-name="ce36">
            <text:p><text:s text:c="3"/>306</text:p>
          </table:table-cell>
          <table:table-cell office:value-type="float" office:value="5501" table:style-name="ce36">
            <text:p><text:s text:c="2"/>5 501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19" table:style-name="ce36">
            <text:p><text:s text:c="2"/>5 819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278" table:style-name="ce36">
            <text:p><text:s text:c="3"/>278</text:p>
          </table:table-cell>
          <table:table-cell office:value-type="float" office:value="14150" table:style-name="ce36">
            <text:p><text:s text:c="2"/>14 15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45" table:style-name="ce36">
            <text:p><text:s text:c="2"/>14 44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433" table:style-name="ce36">
            <text:p><text:s text:c="3"/>433</text:p>
          </table:table-cell>
          <table:table-cell office:value-type="float" office:value="753" table:style-name="ce36">
            <text:p><text:s text:c="3"/>753</text:p>
          </table:table-cell>
          <table:table-cell office:value-type="float" office:value="14396" table:style-name="ce36">
            <text:p><text:s text:c="2"/>14 3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30" table:style-name="ce36">
            <text:p><text:s text:c="2"/>15 630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39" table:style-name="ce36">
            <text:p><text:s text:c="3"/>139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5037" table:style-name="ce36">
            <text:p><text:s text:c="2"/>5 0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90" table:style-name="ce36">
            <text:p><text:s text:c="2"/>5 39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27" table:style-name="ce37">
            <text:p><text:s text:c="3"/>9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64" table:style-name="ce37">
            <text:p><text:s text:c="3"/>96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215" table:style-name="ce37">
            <text:p><text:s text:c="3"/>215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12002" table:style-name="ce37">
            <text:p><text:s text:c="2"/>12 0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1" table:style-name="ce37">
            <text:p><text:s text:c="3"/>351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894" table:style-name="ce37">
            <text:p><text:s text:c="2"/>12 894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109502" table:style-name="ce37">
            <text:p><text:s text:c="2"/>109 5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3" table:style-name="ce37">
            <text:p><text:s text:c="3"/>3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837" table:style-name="ce37">
            <text:p><text:s text:c="2"/>109 837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205" table:style-name="ce37">
            <text:p><text:s text:c="2"/>56 20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205" table:style-name="ce37">
            <text:p><text:s text:c="2"/>56 205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9660" table:style-name="ce37">
            <text:p><text:s text:c="2"/>9 66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94" table:style-name="ce37">
            <text:p><text:s text:c="3"/>294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15" table:style-name="ce37">
            <text:p><text:s text:c="2"/>10 11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234" table:style-name="ce36">
            <text:p><text:s text:c="3"/>234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100" table:style-name="ce36">
            <text:p><text:s text:c="2"/>63 1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0" table:style-name="ce36">
            <text:p><text:s text:c="3"/>6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0" table:style-name="ce36">
            <text:p><text:s text:c="3"/>4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636" table:style-name="ce36">
            <text:p><text:s text:c="2"/>64 636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88" table:style-name="ce36">
            <text:p><text:s text:c="2"/>7 9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38" table:style-name="ce36">
            <text:p><text:s text:c="2"/>8 13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87" table:style-name="ce36">
            <text:p><text:s text:c="2"/>21 5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4" table:style-name="ce36">
            <text:p><text:s text:c="2"/>1 0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4" table:style-name="ce36">
            <text:p><text:s text:c="2"/>2 1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771" table:style-name="ce36">
            <text:p><text:s text:c="2"/>24 77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13" table:style-name="ce36">
            <text:p><text:s text:c="2"/>2 7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26" table:style-name="ce36">
            <text:p><text:s text:c="2"/>2 726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79" table:style-name="ce36">
            <text:p><text:s text:c="2"/>11 579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3" table:style-name="ce36">
            <text:p><text:s text:c="3"/>9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56" table:style-name="ce36">
            <text:p><text:s text:c="2"/>12 65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729" table:style-name="ce37">
            <text:p><text:s text:c="3"/>729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137" table:style-name="ce37">
            <text:p><text:s text:c="2"/>25 1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2" table:style-name="ce37">
            <text:p><text:s text:c="3"/>61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563" table:style-name="ce37">
            <text:p><text:s text:c="2"/>26 56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55" table:style-name="ce38">
            <text:p><text:s text:c="3"/>155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29527" table:style-name="ce38">
            <text:p><text:s text:c="2"/>29 527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99" table:style-name="ce38">
            <text:p><text:s text:c="2"/>4 19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973" table:style-name="ce38">
            <text:p><text:s text:c="2"/>33 973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2" table:style-name="ce37">
            <text:p><text:s text:c="3"/>212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4335" table:style-name="ce37">
            <text:p><text:s text:c="2"/>14 335</text:p>
          </table:table-cell>
          <table:table-cell office:value-type="float" office:value="191" table:style-name="ce37">
            <text:p><text:s text:c="3"/>1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9" table:style-name="ce37">
            <text:p><text:s text:c="3"/>1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975" table:style-name="ce37">
            <text:p><text:s text:c="2"/>14 97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6" table:style-name="ce37">
            <text:p><text:s text:c="3"/>306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33767" table:style-name="ce37">
            <text:p><text:s text:c="2"/>33 7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2" table:style-name="ce37">
            <text:p><text:s text:c="3"/>572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66" table:style-name="ce37">
            <text:p><text:s text:c="3"/>66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01" table:style-name="ce37">
            <text:p><text:s text:c="2"/>3 0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829" table:style-name="ce37">
            <text:p><text:s text:c="2"/>37 829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270" table:style-name="ce37">
            <text:p><text:s text:c="2"/>6 2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88" table:style-name="ce37">
            <text:p><text:s text:c="2"/>6 38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713" table:style-name="ce36">
            <text:p><text:s text:c="3"/>713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12" table:style-name="ce36">
            <text:p><text:s text:c="2"/>8 7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0" table:style-name="ce36">
            <text:p><text:s text:c="3"/>5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66" table:style-name="ce36">
            <text:p><text:s text:c="2"/>10 06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1246" table:style-name="ce36">
            <text:p><text:s text:c="2"/>1 246</text:p>
          </table:table-cell>
          <table:table-cell office:value-type="float" office:value="483" table:style-name="ce36">
            <text:p><text:s text:c="3"/>483</text:p>
          </table:table-cell>
          <table:table-cell office:value-type="float" office:value="181" table:style-name="ce36">
            <text:p><text:s text:c="3"/>1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9011" table:style-name="ce36">
            <text:p><text:s text:c="2"/>19 01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8" table:style-name="ce36">
            <text:p><text:s text:c="3"/>9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966" table:style-name="ce36">
            <text:p><text:s text:c="2"/>21 96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50" table:style-name="ce36">
            <text:p><text:s text:c="2"/>2 5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684" table:style-name="ce36">
            <text:p><text:s text:c="2"/>12 6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01" table:style-name="ce36">
            <text:p><text:s text:c="2"/>15 40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498" table:style-name="ce36">
            <text:p><text:s text:c="3"/>4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88" table:style-name="ce36">
            <text:p><text:s text:c="2"/>1 488</text:p>
          </table:table-cell>
          <table:table-cell office:value-type="float" office:value="258" table:style-name="ce36">
            <text:p><text:s text:c="3"/>258</text:p>
          </table:table-cell>
          <table:table-cell office:value-type="float" office:value="46859" table:style-name="ce36">
            <text:p><text:s text:c="2"/>46 859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90" table:style-name="ce36">
            <text:p><text:s text:c="2"/>9 5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221" table:style-name="ce36">
            <text:p><text:s text:c="2"/>59 22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1" table:style-name="ce36">
            <text:p><text:s text:c="3"/>241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1375" table:style-name="ce36">
            <text:p><text:s text:c="2"/>1 375</text:p>
          </table:table-cell>
          <table:table-cell office:value-type="float" office:value="51824" table:style-name="ce36">
            <text:p><text:s text:c="2"/>51 8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0" table:style-name="ce36">
            <text:p><text:s text:c="3"/>4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276" table:style-name="ce36">
            <text:p><text:s text:c="2"/>54 27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65" table:style-name="ce37">
            <text:p><text:s text:c="2"/>13 2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401" table:style-name="ce37">
            <text:p><text:s text:c="2"/>13 40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554" table:style-name="ce37">
            <text:p><text:s text:c="3"/>554</text:p>
          </table:table-cell>
          <table:table-cell office:value-type="float" office:value="134" table:style-name="ce37">
            <text:p><text:s text:c="3"/>134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17" table:style-name="ce37">
            <text:p><text:s text:c="2"/>7 117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20" table:style-name="ce37">
            <text:p><text:s text:c="2"/>7 920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02" table:style-name="ce37">
            <text:p><text:s text:c="2"/>13 102</text:p>
          </table:table-cell>
          <table:table-cell office:value-type="float" office:value="388" table:style-name="ce37">
            <text:p><text:s text:c="3"/>388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" table:style-name="ce37">
            <text:p><text:s text:c="3"/>51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25" table:style-name="ce37">
            <text:p><text:s text:c="2"/>13 825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420" table:style-name="ce37">
            <text:p><text:s text:c="2"/>18 420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563" table:style-name="ce37">
            <text:p><text:s text:c="3"/>563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" table:style-name="ce37">
            <text:p><text:s text:c="3"/>3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767" table:style-name="ce37">
            <text:p><text:s text:c="2"/>19 767</text:p>
          </table:table-cell>
          <table:table-cell table:number-columns-repeated="16313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0" table:style-name="ce38">
            <text:p><text:s text:c="3"/>220</text:p>
          </table:table-cell>
          <table:table-cell office:value-type="float" office:value="47287" table:style-name="ce38">
            <text:p><text:s text:c="2"/>47 287</text:p>
          </table:table-cell>
          <table:table-cell office:value-type="float" office:value="180" table:style-name="ce38">
            <text:p><text:s text:c="3"/>1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" table:style-name="ce38">
            <text:p><text:s text:c="3"/>25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16" table:style-name="ce38">
            <text:p><text:s text:c="3"/>3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119" table:style-name="ce38">
            <text:p><text:s text:c="2"/>48 11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66" table:style-name="ce36">
            <text:p><text:s text:c="3"/>166</text:p>
          </table:table-cell>
          <table:table-cell office:value-type="float" office:value="28373" table:style-name="ce36">
            <text:p><text:s text:c="2"/>28 373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" table:style-name="ce36">
            <text:p><text:s text:c="3"/>1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987" table:style-name="ce36">
            <text:p><text:s text:c="2"/>28 98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0240" table:style-name="ce36">
            <text:p><text:s text:c="2"/>20 240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625" table:style-name="ce36">
            <text:p><text:s text:c="2"/>20 6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36" table:style-name="ce36">
            <text:p><text:s text:c="2"/>10 8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36" table:style-name="ce36">
            <text:p><text:s text:c="2"/>10 83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41847" table:style-name="ce36">
            <text:p><text:s text:c="2"/>41 847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54" table:style-name="ce36">
            <text:p><text:s text:c="3"/>254</text:p>
          </table:table-cell>
          <table:table-cell office:value-type="float" office:value="83" table:style-name="ce36">
            <text:p><text:s text:c="3"/>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909" table:style-name="ce36">
            <text:p><text:s text:c="2"/>42 90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0" table:style-name="ce36">
            <text:p><text:s text:c="3"/>470</text:p>
          </table:table-cell>
          <table:table-cell office:value-type="float" office:value="15943" table:style-name="ce36">
            <text:p><text:s text:c="2"/>15 9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9" table:style-name="ce36">
            <text:p><text:s text:c="2"/>1 2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866" table:style-name="ce36">
            <text:p><text:s text:c="2"/>17 86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96" table:style-name="ce37">
            <text:p><text:s text:c="2"/>4 99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996" table:style-name="ce37">
            <text:p><text:s text:c="2"/>4 99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914" table:style-name="ce37">
            <text:p><text:s text:c="2"/>46 9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914" table:style-name="ce37">
            <text:p><text:s text:c="2"/>46 914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41" table:style-name="ce37">
            <text:p><text:s text:c="2"/>5 74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41" table:style-name="ce37">
            <text:p><text:s text:c="2"/>5 74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772" table:style-name="ce37">
            <text:p><text:s text:c="2"/>12 7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772" table:style-name="ce37">
            <text:p><text:s text:c="2"/>12 772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815" table:style-name="ce38">
            <text:p><text:s text:c="2"/>68 81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815" table:style-name="ce38">
            <text:p><text:s text:c="2"/>68 81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1292" table:style-name="ce36">
            <text:p><text:s text:c="2"/>1 29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620" table:style-name="ce36">
            <text:p><text:s text:c="2"/>86 6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8" table:style-name="ce36">
            <text:p><text:s text:c="2"/>1 068</text:p>
          </table:table-cell>
          <table:table-cell office:value-type="float" office:value="116" table:style-name="ce36">
            <text:p><text:s text:c="3"/>116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10" table:style-name="ce36">
            <text:p><text:s text:c="2"/>4 5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796" table:style-name="ce36">
            <text:p><text:s text:c="2"/>93 79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307" table:style-name="ce36">
            <text:p><text:s text:c="2"/>13 307</text:p>
          </table:table-cell>
          <table:table-cell office:value-type="float" office:value="815" table:style-name="ce36">
            <text:p><text:s text:c="3"/>815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98" table:style-name="ce36">
            <text:p><text:s text:c="2"/>19 098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9" table:style-name="ce36">
            <text:p><text:s text:c="3"/>319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784" table:style-name="ce36">
            <text:p><text:s text:c="2"/>33 784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5" table:style-name="ce36">
            <text:p><text:s text:c="3"/>665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7152" table:style-name="ce36">
            <text:p><text:s text:c="2"/>17 152</text:p>
          </table:table-cell>
          <table:table-cell office:value-type="float" office:value="476" table:style-name="ce36">
            <text:p><text:s text:c="3"/>476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90" table:style-name="ce36">
            <text:p><text:s text:c="3"/>9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983" table:style-name="ce36">
            <text:p><text:s text:c="3"/>983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8" table:style-name="ce36">
            <text:p><text:s text:c="3"/>4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083" table:style-name="ce36">
            <text:p><text:s text:c="2"/>20 083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4" table:style-name="ce36">
            <text:p><text:s text:c="3"/>7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17989" table:style-name="ce36">
            <text:p><text:s text:c="2"/>17 989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20" table:style-name="ce36">
            <text:p><text:s text:c="2"/>19 0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4" table:style-name="ce36">
            <text:p><text:s text:c="3"/>44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23289" table:style-name="ce36">
            <text:p><text:s text:c="2"/>23 289</text:p>
          </table:table-cell>
          <table:table-cell office:value-type="float" office:value="1450" table:style-name="ce36">
            <text:p><text:s text:c="2"/>1 450</text:p>
          </table:table-cell>
          <table:table-cell office:value-type="float" office:value="103" table:style-name="ce36">
            <text:p><text:s text:c="3"/>103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787" table:style-name="ce36">
            <text:p><text:s text:c="2"/>25 78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9" table:style-name="ce37">
            <text:p><text:s text:c="3"/>36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768" table:style-name="ce37">
            <text:p><text:s text:c="2"/>23 768</text:p>
          </table:table-cell>
          <table:table-cell office:value-type="float" office:value="2353" table:style-name="ce37">
            <text:p><text:s text:c="2"/>2 353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216" table:style-name="ce37">
            <text:p><text:s text:c="3"/>216</text:p>
          </table:table-cell>
          <table:table-cell office:value-type="float" office:value="438" table:style-name="ce37">
            <text:p><text:s text:c="3"/>438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326" table:style-name="ce37">
            <text:p><text:s text:c="2"/>27 326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11132" table:style-name="ce38">
            <text:p><text:s text:c="2"/>11 132</text:p>
          </table:table-cell>
          <table:table-cell office:value-type="float" office:value="334" table:style-name="ce38">
            <text:p><text:s text:c="3"/>334</text:p>
          </table:table-cell>
          <table:table-cell office:value-type="float" office:value="125" table:style-name="ce38">
            <text:p><text:s text:c="3"/>125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717" table:style-name="ce38">
            <text:p><text:s text:c="2"/>11 71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68" table:style-name="ce38">
            <text:p><text:s text:c="3"/>768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9" table:style-name="ce38">
            <text:p><text:s text:c="3"/>179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1044" table:style-name="ce38">
            <text:p><text:s text:c="2"/>1 044</text:p>
          </table:table-cell>
          <table:table-cell office:value-type="float" office:value="14593" table:style-name="ce38">
            <text:p><text:s text:c="2"/>14 593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172" table:style-name="ce38">
            <text:p><text:s text:c="3"/>172</text:p>
          </table:table-cell>
          <table:table-cell office:value-type="float" office:value="187" table:style-name="ce38">
            <text:p><text:s text:c="3"/>187</text:p>
          </table:table-cell>
          <table:table-cell office:value-type="float" office:value="177" table:style-name="ce38">
            <text:p><text:s text:c="3"/>177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38" table:style-name="ce38">
            <text:p><text:s text:c="3"/>38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715" table:style-name="ce38">
            <text:p><text:s text:c="2"/>17 71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" table:style-name="ce37">
            <text:p><text:s text:c="3"/>146</text:p>
          </table:table-cell>
          <table:table-cell office:value-type="float" office:value="13815" table:style-name="ce37">
            <text:p><text:s text:c="2"/>13 815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419" table:style-name="ce37">
            <text:p><text:s text:c="3"/>4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27" table:style-name="ce37">
            <text:p><text:s text:c="2"/>14 527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78" table:style-name="ce38">
            <text:p><text:s text:c="3"/>7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656" table:style-name="ce38">
            <text:p><text:s text:c="3"/>656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22703" table:style-name="ce38">
            <text:p><text:s text:c="2"/>22 703</text:p>
          </table:table-cell>
          <table:table-cell office:value-type="float" office:value="191" table:style-name="ce38">
            <text:p><text:s text:c="3"/>19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1" table:style-name="ce38">
            <text:p><text:s text:c="3"/>5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276" table:style-name="ce38">
            <text:p><text:s text:c="2"/>25 2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365" table:style-name="ce36">
            <text:p><text:s text:c="3"/>365</text:p>
          </table:table-cell>
          <table:table-cell office:value-type="float" office:value="37924" table:style-name="ce36">
            <text:p><text:s text:c="2"/>37 924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" table:style-name="ce36">
            <text:p><text:s text:c="3"/>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13" table:style-name="ce36">
            <text:p><text:s text:c="2"/>2 9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849" table:style-name="ce36">
            <text:p><text:s text:c="2"/>41 84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19163" table:style-name="ce36">
            <text:p><text:s text:c="2"/>19 163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7" table:style-name="ce36">
            <text:p><text:s text:c="3"/>387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959" table:style-name="ce36">
            <text:p><text:s text:c="2"/>19 959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" table:style-name="ce36">
            <text:p><text:s text:c="3"/>15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401" table:style-name="ce36">
            <text:p><text:s text:c="3"/>401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0" table:style-name="ce36">
            <text:p><text:s text:c="3"/>190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47567" table:style-name="ce36">
            <text:p><text:s text:c="2"/>47 567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99" table:style-name="ce36">
            <text:p><text:s text:c="3"/>299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425" table:style-name="ce36">
            <text:p><text:s text:c="3"/>4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3" table:style-name="ce36">
            <text:p><text:s text:c="3"/>453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597" table:style-name="ce36">
            <text:p><text:s text:c="3"/>597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021" table:style-name="ce36">
            <text:p><text:s text:c="2"/>51 021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64" table:style-name="ce36">
            <text:p><text:s text:c="2"/>13 1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20" table:style-name="ce36">
            <text:p><text:s text:c="2"/>13 22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6958" table:style-name="ce36">
            <text:p><text:s text:c="2"/>16 958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7" table:style-name="ce36">
            <text:p><text:s text:c="3"/>1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09" table:style-name="ce36">
            <text:p><text:s text:c="2"/>17 30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4" table:style-name="ce38">
            <text:p><text:s text:c="3"/>414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98" table:style-name="ce38">
            <text:p><text:s text:c="3"/>198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30809" table:style-name="ce38">
            <text:p><text:s text:c="2"/>30 80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45" table:style-name="ce38">
            <text:p><text:s text:c="3"/>4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80" table:style-name="ce38">
            <text:p><text:s text:c="3"/>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8" table:style-name="ce38">
            <text:p><text:s text:c="3"/>10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97" table:style-name="ce38">
            <text:p><text:s text:c="3"/>89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873" table:style-name="ce38">
            <text:p><text:s text:c="2"/>32 87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9654" table:style-name="ce37">
            <text:p><text:s text:c="2"/>9 654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793" table:style-name="ce37">
            <text:p><text:s text:c="2"/>9 79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7512" table:style-name="ce37">
            <text:p><text:s text:c="2"/>77 512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948" table:style-name="ce37">
            <text:p><text:s text:c="3"/>948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208" table:style-name="ce37">
            <text:p><text:s text:c="3"/>20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93" table:style-name="ce37">
            <text:p><text:s text:c="3"/>293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180" table:style-name="ce37">
            <text:p><text:s text:c="2"/>79 180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133" table:style-name="ce37">
            <text:p><text:s text:c="3"/>133</text:p>
          </table:table-cell>
          <table:table-cell office:value-type="float" office:value="28448" table:style-name="ce37">
            <text:p><text:s text:c="2"/>28 448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373" table:style-name="ce37">
            <text:p><text:s text:c="3"/>373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871" table:style-name="ce37">
            <text:p><text:s text:c="2"/>29 871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5575" table:style-name="ce37">
            <text:p><text:s text:c="2"/>5 575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5" table:style-name="ce37">
            <text:p><text:s text:c="3"/>5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12" table:style-name="ce37">
            <text:p><text:s text:c="2"/>6 31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7" table:style-name="ce36">
            <text:p><text:s text:c="3"/>457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1344" table:style-name="ce36">
            <text:p><text:s text:c="2"/>1 344</text:p>
          </table:table-cell>
          <table:table-cell office:value-type="float" office:value="515" table:style-name="ce36">
            <text:p><text:s text:c="3"/>515</text:p>
          </table:table-cell>
          <table:table-cell office:value-type="float" office:value="68298" table:style-name="ce36">
            <text:p><text:s text:c="2"/>68 298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539" table:style-name="ce36">
            <text:p><text:s text:c="3"/>539</text:p>
          </table:table-cell>
          <table:table-cell office:value-type="float" office:value="2165" table:style-name="ce36">
            <text:p><text:s text:c="2"/>2 165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888" table:style-name="ce36">
            <text:p><text:s text:c="3"/>888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435" table:style-name="ce36">
            <text:p><text:s text:c="3"/>435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2" table:style-name="ce36">
            <text:p><text:s text:c="2"/>1 5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427" table:style-name="ce36">
            <text:p><text:s text:c="2"/>77 42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2" table:style-name="ce36">
            <text:p><text:s text:c="3"/>1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936" table:style-name="ce36">
            <text:p><text:s text:c="2"/>2 936</text:p>
          </table:table-cell>
          <table:table-cell office:value-type="float" office:value="155" table:style-name="ce36">
            <text:p><text:s text:c="3"/>155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39" table:style-name="ce36">
            <text:p><text:s text:c="2"/>3 339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21487" table:style-name="ce36">
            <text:p><text:s text:c="2"/>21 487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307" table:style-name="ce36">
            <text:p><text:s text:c="3"/>3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409" table:style-name="ce36">
            <text:p><text:s text:c="3"/>4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345" table:style-name="ce36">
            <text:p><text:s text:c="2"/>22 34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27701" table:style-name="ce36">
            <text:p><text:s text:c="2"/>27 701</text:p>
          </table:table-cell>
          <table:table-cell office:value-type="float" office:value="225" table:style-name="ce36">
            <text:p><text:s text:c="3"/>225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210" table:style-name="ce36">
            <text:p><text:s text:c="2"/>28 21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7291" table:style-name="ce36">
            <text:p><text:s text:c="2"/>7 291</text:p>
          </table:table-cell>
          <table:table-cell office:value-type="float" office:value="502" table:style-name="ce36">
            <text:p><text:s text:c="3"/>502</text:p>
          </table:table-cell>
          <table:table-cell office:value-type="float" office:value="220" table:style-name="ce36">
            <text:p><text:s text:c="3"/>2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1" table:style-name="ce36">
            <text:p><text:s text:c="3"/>4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13" table:style-name="ce36">
            <text:p><text:s text:c="2"/>8 81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876" table:style-name="ce37">
            <text:p><text:s text:c="3"/>876</text:p>
          </table:table-cell>
          <table:table-cell office:value-type="float" office:value="37261" table:style-name="ce37">
            <text:p><text:s text:c="2"/>37 261</text:p>
          </table:table-cell>
          <table:table-cell office:value-type="float" office:value="687" table:style-name="ce37">
            <text:p><text:s text:c="3"/>687</text:p>
          </table:table-cell>
          <table:table-cell office:value-type="float" office:value="563" table:style-name="ce37">
            <text:p><text:s text:c="3"/>563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248" table:style-name="ce37">
            <text:p><text:s text:c="2"/>40 24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1" table:style-name="ce38">
            <text:p><text:s text:c="3"/>91</text:p>
          </table:table-cell>
          <table:table-cell office:value-type="float" office:value="43" table:style-name="ce38">
            <text:p><text:s text:c="3"/>4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120" table:style-name="ce38">
            <text:p><text:s text:c="3"/>120</text:p>
          </table:table-cell>
          <table:table-cell office:value-type="float" office:value="236" table:style-name="ce38">
            <text:p><text:s text:c="3"/>236</text:p>
          </table:table-cell>
          <table:table-cell office:value-type="float" office:value="15930" table:style-name="ce38">
            <text:p><text:s text:c="2"/>15 930</text:p>
          </table:table-cell>
          <table:table-cell office:value-type="float" office:value="378" table:style-name="ce38">
            <text:p><text:s text:c="3"/>3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3" table:style-name="ce38">
            <text:p><text:s text:c="3"/>35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240" table:style-name="ce38">
            <text:p><text:s text:c="2"/>17 240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125" table:style-name="ce38">
            <text:p><text:s text:c="3"/>125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6472" table:style-name="ce38">
            <text:p><text:s text:c="2"/>16 472</text:p>
          </table:table-cell>
          <table:table-cell office:value-type="float" office:value="474" table:style-name="ce38">
            <text:p><text:s text:c="3"/>474</text:p>
          </table:table-cell>
          <table:table-cell office:value-type="float" office:value="507" table:style-name="ce38">
            <text:p><text:s text:c="3"/>50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6" table:style-name="ce38">
            <text:p><text:s text:c="3"/>26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751" table:style-name="ce38">
            <text:p><text:s text:c="2"/>17 75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52" table:style-name="ce37">
            <text:p><text:s text:c="3"/>52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4288" table:style-name="ce37">
            <text:p><text:s text:c="2"/>14 28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656" table:style-name="ce37">
            <text:p><text:s text:c="2"/>14 65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" table:style-name="ce38">
            <text:p><text:s text:c="3"/>62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416" table:style-name="ce38">
            <text:p><text:s text:c="3"/>416</text:p>
          </table:table-cell>
          <table:table-cell office:value-type="float" office:value="67" table:style-name="ce38">
            <text:p><text:s text:c="3"/>67</text:p>
          </table:table-cell>
          <table:table-cell office:value-type="float" office:value="166" table:style-name="ce38">
            <text:p><text:s text:c="3"/>1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99" table:style-name="ce38">
            <text:p><text:s text:c="3"/>99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135" table:style-name="ce38">
            <text:p><text:s text:c="3"/>135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394" table:style-name="ce38">
            <text:p><text:s text:c="3"/>394</text:p>
          </table:table-cell>
          <table:table-cell office:value-type="float" office:value="92" table:style-name="ce38">
            <text:p><text:s text:c="3"/>92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110" table:style-name="ce38">
            <text:p><text:s text:c="3"/>110</text:p>
          </table:table-cell>
          <table:table-cell office:value-type="float" office:value="414" table:style-name="ce38">
            <text:p><text:s text:c="3"/>414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464" table:style-name="ce38">
            <text:p><text:s text:c="3"/>464</text:p>
          </table:table-cell>
          <table:table-cell office:value-type="float" office:value="440" table:style-name="ce38">
            <text:p><text:s text:c="3"/>440</text:p>
          </table:table-cell>
          <table:table-cell office:value-type="float" office:value="1090" table:style-name="ce38">
            <text:p><text:s text:c="2"/>1 090</text:p>
          </table:table-cell>
          <table:table-cell office:value-type="float" office:value="463" table:style-name="ce38">
            <text:p><text:s text:c="3"/>463</text:p>
          </table:table-cell>
          <table:table-cell office:value-type="float" office:value="1203" table:style-name="ce38">
            <text:p><text:s text:c="2"/>1 203</text:p>
          </table:table-cell>
          <table:table-cell office:value-type="float" office:value="58467" table:style-name="ce38">
            <text:p><text:s text:c="2"/>58 467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1668" table:style-name="ce38">
            <text:p><text:s text:c="2"/>1 668</text:p>
          </table:table-cell>
          <table:table-cell office:value-type="float" office:value="288" table:style-name="ce38">
            <text:p><text:s text:c="3"/>288</text:p>
          </table:table-cell>
          <table:table-cell office:value-type="float" office:value="282" table:style-name="ce38">
            <text:p><text:s text:c="3"/>282</text:p>
          </table:table-cell>
          <table:table-cell office:value-type="float" office:value="448" table:style-name="ce38">
            <text:p><text:s text:c="3"/>44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54" table:style-name="ce38">
            <text:p><text:s text:c="3"/>25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0" table:style-name="ce38">
            <text:p><text:s text:c="3"/>1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7585" table:style-name="ce38">
            <text:p><text:s text:c="2"/>67 58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02061" table:style-name="ce36">
            <text:p><text:s text:c="2"/>102 061</text:p>
          </table:table-cell>
          <table:table-cell office:value-type="float" office:value="2359" table:style-name="ce36">
            <text:p><text:s text:c="2"/>2 3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4421" table:style-name="ce36">
            <text:p><text:s text:c="2"/>104 42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4" table:style-name="ce36">
            <text:p><text:s text:c="3"/>384</text:p>
          </table:table-cell>
          <table:table-cell office:value-type="float" office:value="49223" table:style-name="ce36">
            <text:p><text:s text:c="2"/>49 223</text:p>
          </table:table-cell>
          <table:table-cell office:value-type="float" office:value="468" table:style-name="ce36">
            <text:p><text:s text:c="3"/>468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452" table:style-name="ce36">
            <text:p><text:s text:c="2"/>50 452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9" table:style-name="ce36">
            <text:p><text:s text:c="3"/>409</text:p>
          </table:table-cell>
          <table:table-cell office:value-type="float" office:value="111" table:style-name="ce36">
            <text:p><text:s text:c="3"/>111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494" table:style-name="ce36">
            <text:p><text:s text:c="3"/>494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135" table:style-name="ce36">
            <text:p><text:s text:c="3"/>135</text:p>
          </table:table-cell>
          <table:table-cell office:value-type="float" office:value="884" table:style-name="ce36">
            <text:p><text:s text:c="3"/>884</text:p>
          </table:table-cell>
          <table:table-cell office:value-type="float" office:value="690" table:style-name="ce36">
            <text:p><text:s text:c="3"/>690</text:p>
          </table:table-cell>
          <table:table-cell office:value-type="float" office:value="70489" table:style-name="ce36">
            <text:p><text:s text:c="2"/>70 489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891" table:style-name="ce36">
            <text:p><text:s text:c="2"/>73 89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129" table:style-name="ce36">
            <text:p><text:s text:c="3"/>129</text:p>
          </table:table-cell>
          <table:table-cell office:value-type="float" office:value="191" table:style-name="ce36">
            <text:p><text:s text:c="3"/>191</text:p>
          </table:table-cell>
          <table:table-cell office:value-type="float" office:value="164" table:style-name="ce36">
            <text:p><text:s text:c="3"/>164</text:p>
          </table:table-cell>
          <table:table-cell office:value-type="float" office:value="31187" table:style-name="ce36">
            <text:p><text:s text:c="2"/>31 187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491" table:style-name="ce36">
            <text:p><text:s text:c="2"/>32 49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" table:style-name="ce36">
            <text:p><text:s text:c="3"/>106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193" table:style-name="ce36">
            <text:p><text:s text:c="3"/>1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222" table:style-name="ce36">
            <text:p><text:s text:c="3"/>222</text:p>
          </table:table-cell>
          <table:table-cell office:value-type="float" office:value="28549" table:style-name="ce36">
            <text:p><text:s text:c="2"/>28 549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694" table:style-name="ce36">
            <text:p><text:s text:c="3"/>69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185" table:style-name="ce36">
            <text:p><text:s text:c="2"/>30 18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78" table:style-name="ce37">
            <text:p><text:s text:c="3"/>78</text:p>
          </table:table-cell>
          <table:table-cell office:value-type="float" office:value="342" table:style-name="ce37">
            <text:p><text:s text:c="3"/>3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148" table:style-name="ce37">
            <text:p><text:s text:c="3"/>148</text:p>
          </table:table-cell>
          <table:table-cell office:value-type="float" office:value="157" table:style-name="ce37">
            <text:p><text:s text:c="3"/>157</text:p>
          </table:table-cell>
          <table:table-cell office:value-type="float" office:value="310" table:style-name="ce37">
            <text:p><text:s text:c="3"/>310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241" table:style-name="ce37">
            <text:p><text:s text:c="3"/>241</text:p>
          </table:table-cell>
          <table:table-cell office:value-type="float" office:value="342" table:style-name="ce37">
            <text:p><text:s text:c="3"/>342</text:p>
          </table:table-cell>
          <table:table-cell office:value-type="float" office:value="175" table:style-name="ce37">
            <text:p><text:s text:c="3"/>175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18948" table:style-name="ce37">
            <text:p><text:s text:c="2"/>18 948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31" table:style-name="ce37">
            <text:p><text:s text:c="2"/>21 631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9" table:style-name="ce38">
            <text:p><text:s text:c="3"/>9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5" table:style-name="ce38">
            <text:p><text:s text:c="3"/>20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318" table:style-name="ce38">
            <text:p><text:s text:c="3"/>318</text:p>
          </table:table-cell>
          <table:table-cell office:value-type="float" office:value="437" table:style-name="ce38">
            <text:p><text:s text:c="3"/>437</text:p>
          </table:table-cell>
          <table:table-cell office:value-type="float" office:value="199" table:style-name="ce38">
            <text:p><text:s text:c="3"/>199</text:p>
          </table:table-cell>
          <table:table-cell office:value-type="float" office:value="759" table:style-name="ce38">
            <text:p><text:s text:c="3"/>759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100" table:style-name="ce38">
            <text:p><text:s text:c="3"/>100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40999" table:style-name="ce38">
            <text:p><text:s text:c="2"/>40 99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88" table:style-name="ce38">
            <text:p><text:s text:c="2"/>3 88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05" table:style-name="ce38">
            <text:p><text:s text:c="2"/>1 5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748" table:style-name="ce38">
            <text:p><text:s text:c="2"/>48 74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58" table:style-name="ce38">
            <text:p><text:s text:c="3"/>7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9" table:style-name="ce38">
            <text:p><text:s text:c="3"/>20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2366" table:style-name="ce38">
            <text:p><text:s text:c="2"/>152 3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2" table:style-name="ce38">
            <text:p><text:s text:c="3"/>3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3685" table:style-name="ce38">
            <text:p><text:s text:c="2"/>153 685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680" table:style-name="ce37">
            <text:p><text:s text:c="2"/>42 68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09" table:style-name="ce37">
            <text:p><text:s text:c="2"/>1 4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089" table:style-name="ce37">
            <text:p><text:s text:c="2"/>44 089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265" table:style-name="ce38">
            <text:p><text:s text:c="3"/>265</text:p>
          </table:table-cell>
          <table:table-cell office:value-type="float" office:value="534" table:style-name="ce38">
            <text:p><text:s text:c="3"/>534</text:p>
          </table:table-cell>
          <table:table-cell office:value-type="float" office:value="24" table:style-name="ce38">
            <text:p><text:s text:c="3"/>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7205" table:style-name="ce38">
            <text:p><text:s text:c="2"/>237 20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8028" table:style-name="ce38">
            <text:p><text:s text:c="2"/>238 028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45" table:style-name="ce36">
            <text:p><text:s text:c="2"/>6 0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9819" table:style-name="ce36">
            <text:p><text:s text:c="2"/>119 8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871" table:style-name="ce36">
            <text:p><text:s text:c="2"/>125 871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867" table:style-name="ce36">
            <text:p><text:s text:c="3"/>867</text:p>
          </table:table-cell>
          <table:table-cell office:value-type="float" office:value="1844" table:style-name="ce36">
            <text:p><text:s text:c="2"/>1 844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934" table:style-name="ce36">
            <text:p><text:s text:c="2"/>87 9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0730" table:style-name="ce36">
            <text:p><text:s text:c="2"/>90 730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87" table:style-name="ce36">
            <text:p><text:s text:c="2"/>1 387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6348" table:style-name="ce36">
            <text:p><text:s text:c="2"/>106 348</text:p>
          </table:table-cell>
          <table:table-cell office:value-type="float" office:value="142" table:style-name="ce36">
            <text:p><text:s text:c="3"/>1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8192" table:style-name="ce36">
            <text:p><text:s text:c="2"/>108 192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4521" table:style-name="ce36">
            <text:p><text:s text:c="2"/>4 521</text:p>
          </table:table-cell>
          <table:table-cell office:value-type="float" office:value="355" table:style-name="ce36">
            <text:p><text:s text:c="3"/>355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80" table:style-name="ce36">
            <text:p><text:s text:c="3"/>80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585" table:style-name="ce36">
            <text:p><text:s text:c="3"/>585</text:p>
          </table:table-cell>
          <table:table-cell office:value-type="float" office:value="652" table:style-name="ce36">
            <text:p><text:s text:c="3"/>652</text:p>
          </table:table-cell>
          <table:table-cell office:value-type="float" office:value="1225" table:style-name="ce36">
            <text:p><text:s text:c="2"/>1 225</text:p>
          </table:table-cell>
          <table:table-cell office:value-type="float" office:value="413" table:style-name="ce36">
            <text:p><text:s text:c="3"/>413</text:p>
          </table:table-cell>
          <table:table-cell office:value-type="float" office:value="371" table:style-name="ce36">
            <text:p><text:s text:c="3"/>371</text:p>
          </table:table-cell>
          <table:table-cell office:value-type="float" office:value="236" table:style-name="ce36">
            <text:p><text:s text:c="3"/>236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405" table:style-name="ce36">
            <text:p><text:s text:c="3"/>405</text:p>
          </table:table-cell>
          <table:table-cell office:value-type="float" office:value="785" table:style-name="ce36">
            <text:p><text:s text:c="3"/>785</text:p>
          </table:table-cell>
          <table:table-cell office:value-type="float" office:value="230" table:style-name="ce36">
            <text:p><text:s text:c="3"/>230</text:p>
          </table:table-cell>
          <table:table-cell office:value-type="float" office:value="720" table:style-name="ce36">
            <text:p><text:s text:c="3"/>7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263" table:style-name="ce36">
            <text:p><text:s text:c="3"/>263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9440" table:style-name="ce36">
            <text:p><text:s text:c="2"/>489 44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4" table:style-name="ce36">
            <text:p><text:s text:c="3"/>374</text:p>
          </table:table-cell>
          <table:table-cell office:value-type="float" office:value="790" table:style-name="ce36">
            <text:p><text:s text:c="3"/>790</text:p>
          </table:table-cell>
          <table:table-cell office:value-type="float" office:value="-8" table:style-name="ce36">
            <text:p><text:s/>(-) <text:s text:c="2"/>8</text:p>
          </table:table-cell>
          <table:table-cell office:value-type="float" office:value="197" table:style-name="ce36">
            <text:p><text:s text:c="3"/>197</text:p>
          </table:table-cell>
          <table:table-cell office:value-type="float" office:value="-471" table:style-name="ce36">
            <text:p><text:s/>(-) <text:s text:c="2"/>471</text:p>
          </table:table-cell>
          <table:table-cell office:value-type="float" office:value="-66" table:style-name="ce36">
            <text:p><text:s/>(-) <text:s text:c="2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-41" table:style-name="ce36">
            <text:p><text:s/>(-) <text:s text:c="2"/>41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583" table:style-name="ce36">
            <text:p><text:s text:c="3"/>5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4005" table:style-name="ce36">
            <text:p><text:s text:c="2"/>504 00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9" table:style-name="ce36">
            <text:p><text:s text:c="3"/>2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9" table:style-name="ce36">
            <text:p><text:s text:c="3"/>719</text:p>
          </table:table-cell>
          <table:table-cell office:value-type="float" office:value="141419" table:style-name="ce36">
            <text:p><text:s text:c="2"/>141 4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453" table:style-name="ce36">
            <text:p><text:s text:c="2"/>142 453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420" table:style-name="ce37">
            <text:p><text:s text:c="2"/>59 4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77" table:style-name="ce37">
            <text:p><text:s text:c="2"/>2 1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597" table:style-name="ce37">
            <text:p><text:s text:c="2"/>61 597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34" table:style-name="ce38">
            <text:p><text:s text:c="2"/>1 134</text:p>
          </table:table-cell>
          <table:table-cell office:value-type="float" office:value="10450" table:style-name="ce38">
            <text:p><text:s text:c="2"/>10 4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000" table:style-name="ce38">
            <text:p><text:s text:c="2"/>3 00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619" table:style-name="ce38">
            <text:p><text:s text:c="2"/>14 619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628" table:style-name="ce38">
            <text:p><text:s text:c="2"/>24 62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631" table:style-name="ce38">
            <text:p><text:s text:c="2"/>24 631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8" table:style-name="ce37">
            <text:p><text:s text:c="3"/>208</text:p>
          </table:table-cell>
          <table:table-cell office:value-type="float" office:value="724" table:style-name="ce37">
            <text:p><text:s text:c="3"/>724</text:p>
          </table:table-cell>
          <table:table-cell office:value-type="float" office:value="1242" table:style-name="ce37">
            <text:p><text:s text:c="2"/>1 2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436" table:style-name="ce37">
            <text:p><text:s text:c="2"/>48 4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46" table:style-name="ce37">
            <text:p><text:s text:c="2"/>1 8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456" table:style-name="ce37">
            <text:p><text:s text:c="2"/>52 456</text:p>
          </table:table-cell>
          <table:table-cell table:number-columns-repeated="16313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232" table:style-name="ce38">
            <text:p><text:s text:c="2"/>15 2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232" table:style-name="ce38">
            <text:p><text:s text:c="2"/>15 232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26" table:style-name="ce36">
            <text:p><text:s text:c="2"/>14 6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4" table:style-name="ce36">
            <text:p><text:s text:c="3"/>284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025" table:style-name="ce36">
            <text:p><text:s text:c="2"/>15 025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56" table:style-name="ce36">
            <text:p><text:s text:c="2"/>1 95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3796" table:style-name="ce36">
            <text:p><text:s text:c="2"/>123 7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4" table:style-name="ce36">
            <text:p><text:s text:c="3"/>2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5976" table:style-name="ce36">
            <text:p><text:s text:c="2"/>125 976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370" table:style-name="ce36">
            <text:p><text:s text:c="2"/>21 3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7" table:style-name="ce36">
            <text:p><text:s text:c="3"/>15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28" table:style-name="ce36">
            <text:p><text:s text:c="2"/>21 528</text:p>
          </table:table-cell>
          <table:table-cell table:number-columns-repeated="16313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949" table:style-name="ce36">
            <text:p><text:s text:c="2"/>27 9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967" table:style-name="ce36">
            <text:p><text:s text:c="2"/>27 967</text:p>
          </table:table-cell>
          <table:table-cell table:number-columns-repeated="16313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186" table:style-name="ce36">
            <text:p><text:s text:c="2"/>132 1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245" table:style-name="ce36">
            <text:p><text:s text:c="2"/>132 245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2" table:style-name="ce37">
            <text:p><text:s text:c="3"/>4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6729" table:style-name="ce37">
            <text:p><text:s text:c="2"/>66 7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7" table:style-name="ce37">
            <text:p><text:s text:c="3"/>3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518" table:style-name="ce37">
            <text:p><text:s text:c="2"/>67 51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3904" table:style-name="ce38">
            <text:p><text:s text:c="2"/>353 90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74" table:style-name="ce38">
            <text:p><text:s text:c="3"/>27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4178" table:style-name="ce38">
            <text:p><text:s text:c="2"/>354 178</text:p>
          </table:table-cell>
          <table:table-cell table:number-columns-repeated="16313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1" table:style-name="ce38">
            <text:p><text:s text:c="3"/>51</text:p>
          </table:table-cell>
          <table:table-cell office:value-type="float" office:value="277" table:style-name="ce38">
            <text:p><text:s text:c="3"/>277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491" table:style-name="ce38">
            <text:p><text:s text:c="3"/>491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88" table:style-name="ce38">
            <text:p><text:s text:c="3"/>288</text:p>
          </table:table-cell>
          <table:table-cell office:value-type="float" office:value="63" table:style-name="ce38">
            <text:p><text:s text:c="3"/>63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372" table:style-name="ce38">
            <text:p><text:s text:c="3"/>372</text:p>
          </table:table-cell>
          <table:table-cell office:value-type="float" office:value="929" table:style-name="ce38">
            <text:p><text:s text:c="3"/>929</text:p>
          </table:table-cell>
          <table:table-cell office:value-type="float" office:value="516" table:style-name="ce38">
            <text:p><text:s text:c="3"/>516</text:p>
          </table:table-cell>
          <table:table-cell office:value-type="float" office:value="472" table:style-name="ce38">
            <text:p><text:s text:c="3"/>472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1316" table:style-name="ce38">
            <text:p><text:s text:c="2"/>1 316</text:p>
          </table:table-cell>
          <table:table-cell office:value-type="float" office:value="577" table:style-name="ce38">
            <text:p><text:s text:c="3"/>577</text:p>
          </table:table-cell>
          <table:table-cell office:value-type="float" office:value="17" table:style-name="ce38">
            <text:p><text:s text:c="3"/>17</text:p>
          </table:table-cell>
          <table:table-cell office:value-type="float" office:value="168" table:style-name="ce38">
            <text:p><text:s text:c="3"/>168</text:p>
          </table:table-cell>
          <table:table-cell office:value-type="float" office:value="957" table:style-name="ce38">
            <text:p><text:s text:c="3"/>957</text:p>
          </table:table-cell>
          <table:table-cell office:value-type="float" office:value="672" table:style-name="ce38">
            <text:p><text:s text:c="3"/>672</text:p>
          </table:table-cell>
          <table:table-cell office:value-type="float" office:value="1043" table:style-name="ce38">
            <text:p><text:s text:c="2"/>1 043</text:p>
          </table:table-cell>
          <table:table-cell office:value-type="float" office:value="1229" table:style-name="ce38">
            <text:p><text:s text:c="2"/>1 229</text:p>
          </table:table-cell>
          <table:table-cell office:value-type="float" office:value="1201" table:style-name="ce38">
            <text:p><text:s text:c="2"/>1 201</text:p>
          </table:table-cell>
          <table:table-cell office:value-type="float" office:value="231" table:style-name="ce38">
            <text:p><text:s text:c="3"/>231</text:p>
          </table:table-cell>
          <table:table-cell office:value-type="float" office:value="528" table:style-name="ce38">
            <text:p><text:s text:c="3"/>528</text:p>
          </table:table-cell>
          <table:table-cell office:value-type="float" office:value="159" table:style-name="ce38">
            <text:p><text:s text:c="3"/>159</text:p>
          </table:table-cell>
          <table:table-cell office:value-type="float" office:value="47" table:style-name="ce38">
            <text:p><text:s text:c="3"/>47</text:p>
          </table:table-cell>
          <table:table-cell office:value-type="float" office:value="412" table:style-name="ce38">
            <text:p><text:s text:c="3"/>412</text:p>
          </table:table-cell>
          <table:table-cell office:value-type="float" office:value="77" table:style-name="ce38">
            <text:p><text:s text:c="3"/>77</text:p>
          </table:table-cell>
          <table:table-cell office:value-type="float" office:value="153" table:style-name="ce38">
            <text:p><text:s text:c="3"/>153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44" table:style-name="ce38">
            <text:p><text:s text:c="3"/>44</text:p>
          </table:table-cell>
          <table:table-cell office:value-type="float" office:value="1845" table:style-name="ce38">
            <text:p><text:s text:c="2"/>1 84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889" table:style-name="ce38">
            <text:p><text:s text:c="2"/>1 889</text:p>
          </table:table-cell>
          <table:table-cell office:value-type="float" office:value="684" table:style-name="ce38">
            <text:p><text:s text:c="3"/>684</text:p>
          </table:table-cell>
          <table:table-cell office:value-type="float" office:value="186" table:style-name="ce38">
            <text:p><text:s text:c="3"/>186</text:p>
          </table:table-cell>
          <table:table-cell office:value-type="float" office:value="285" table:style-name="ce38">
            <text:p><text:s text:c="3"/>285</text:p>
          </table:table-cell>
          <table:table-cell office:value-type="float" office:value="676" table:style-name="ce38">
            <text:p><text:s text:c="3"/>676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590" table:style-name="ce38">
            <text:p><text:s text:c="3"/>590</text:p>
          </table:table-cell>
          <table:table-cell office:value-type="float" office:value="179" table:style-name="ce38">
            <text:p><text:s text:c="3"/>179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149" table:style-name="ce38">
            <text:p><text:s text:c="3"/>149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7624" table:style-name="ce38">
            <text:p><text:s text:c="2"/>7 624</text:p>
          </table:table-cell>
          <table:table-cell office:value-type="float" office:value="79583" table:style-name="ce38">
            <text:p><text:s text:c="2"/>79 583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582" table:style-name="ce38">
            <text:p><text:s text:c="3"/>582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296" table:style-name="ce38">
            <text:p><text:s text:c="3"/>296</text:p>
          </table:table-cell>
          <table:table-cell office:value-type="float" office:value="1293" table:style-name="ce38">
            <text:p><text:s text:c="2"/>1 293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1185" table:style-name="ce38">
            <text:p><text:s text:c="2"/>1 185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93" table:style-name="ce38">
            <text:p><text:s text:c="3"/>893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0957" table:style-name="ce38">
            <text:p><text:s text:c="2"/>110 957</text:p>
          </table:table-cell>
          <table:table-cell table:number-columns-repeated="16313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622" table:style-name="ce37">
            <text:p><text:s text:c="2"/>216 6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622" table:style-name="ce37">
            <text:p><text:s text:c="2"/>216 622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26" table:style-name="ce38">
            <text:p><text:s text:c="3"/>72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3982" table:style-name="ce38">
            <text:p><text:s text:c="2"/>113 9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22" table:style-name="ce38">
            <text:p><text:s text:c="2"/>3 322</text:p>
          </table:table-cell>
          <table:table-cell office:value-type="float" office:value="173" table:style-name="ce38">
            <text:p><text:s text:c="3"/>1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8204" table:style-name="ce38">
            <text:p><text:s text:c="2"/>118 20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99" table:style-name="ce36">
            <text:p><text:s text:c="3"/>1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42" table:style-name="ce36">
            <text:p><text:s text:c="3"/>42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7" table:style-name="ce36">
            <text:p><text:s text:c="3"/>367</text:p>
          </table:table-cell>
          <table:table-cell office:value-type="float" office:value="686" table:style-name="ce36">
            <text:p><text:s text:c="3"/>686</text:p>
          </table:table-cell>
          <table:table-cell office:value-type="float" office:value="725" table:style-name="ce36">
            <text:p><text:s text:c="3"/>725</text:p>
          </table:table-cell>
          <table:table-cell office:value-type="float" office:value="808" table:style-name="ce36">
            <text:p><text:s text:c="3"/>808</text:p>
          </table:table-cell>
          <table:table-cell office:value-type="float" office:value="217" table:style-name="ce36">
            <text:p><text:s text:c="3"/>217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477" table:style-name="ce36">
            <text:p><text:s text:c="3"/>477</text:p>
          </table:table-cell>
          <table:table-cell office:value-type="float" office:value="136" table:style-name="ce36">
            <text:p><text:s text:c="3"/>136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830" table:style-name="ce36">
            <text:p><text:s text:c="3"/>830</text:p>
          </table:table-cell>
          <table:table-cell office:value-type="float" office:value="438" table:style-name="ce36">
            <text:p><text:s text:c="3"/>438</text:p>
          </table:table-cell>
          <table:table-cell office:value-type="float" office:value="717" table:style-name="ce36">
            <text:p><text:s text:c="3"/>717</text:p>
          </table:table-cell>
          <table:table-cell office:value-type="float" office:value="2064" table:style-name="ce36">
            <text:p><text:s text:c="2"/>2 064</text:p>
          </table:table-cell>
          <table:table-cell office:value-type="float" office:value="604" table:style-name="ce36">
            <text:p><text:s text:c="3"/>604</text:p>
          </table:table-cell>
          <table:table-cell office:value-type="float" office:value="643" table:style-name="ce36">
            <text:p><text:s text:c="3"/>643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260" table:style-name="ce36">
            <text:p><text:s text:c="3"/>26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73" table:style-name="ce36">
            <text:p><text:s text:c="3"/>773</text:p>
          </table:table-cell>
          <table:table-cell office:value-type="float" office:value="893" table:style-name="ce36">
            <text:p><text:s text:c="3"/>893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88" table:style-name="ce36">
            <text:p><text:s text:c="2"/>3 4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29" table:style-name="ce36">
            <text:p><text:s text:c="2"/>6 629</text:p>
          </table:table-cell>
          <table:table-cell office:value-type="float" office:value="10772" table:style-name="ce36">
            <text:p><text:s text:c="2"/>10 772</text:p>
          </table:table-cell>
          <table:table-cell office:value-type="float" office:value="891" table:style-name="ce36">
            <text:p><text:s text:c="3"/>891</text:p>
          </table:table-cell>
          <table:table-cell office:value-type="float" office:value="1047" table:style-name="ce36">
            <text:p><text:s text:c="2"/>1 047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157" table:style-name="ce36">
            <text:p><text:s text:c="2"/>35 15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686" table:style-name="ce36">
            <text:p><text:s text:c="2"/>42 6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00" table:style-name="ce36">
            <text:p><text:s text:c="3"/>800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575" table:style-name="ce36">
            <text:p><text:s text:c="2"/>43 575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7960" table:style-name="ce36">
            <text:p><text:s text:c="2"/>7 9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986" table:style-name="ce36">
            <text:p><text:s text:c="2"/>57 9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42" table:style-name="ce36">
            <text:p><text:s text:c="2"/>5 642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00" table:style-name="ce36">
            <text:p><text:s text:c="2"/>1 3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091" table:style-name="ce36">
            <text:p><text:s text:c="2"/>73 091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0" table:style-name="ce36">
            <text:p><text:s text:c="3"/>260</text:p>
          </table:table-cell>
          <table:table-cell office:value-type="float" office:value="534" table:style-name="ce36">
            <text:p><text:s text:c="3"/>534</text:p>
          </table:table-cell>
          <table:table-cell office:value-type="float" office:value="1768" table:style-name="ce36">
            <text:p><text:s text:c="2"/>1 7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7" table:style-name="ce36">
            <text:p><text:s text:c="3"/>4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6" table:style-name="ce36">
            <text:p><text:s text:c="3"/>2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032" table:style-name="ce36">
            <text:p><text:s text:c="2"/>23 0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385" table:style-name="ce36">
            <text:p><text:s text:c="2"/>26 38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951" table:style-name="ce36">
            <text:p><text:s text:c="2"/>47 9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951" table:style-name="ce36">
            <text:p><text:s text:c="2"/>47 951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219" table:style-name="ce37">
            <text:p><text:s text:c="2"/>75 2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1" table:style-name="ce37">
            <text:p><text:s text:c="3"/>291</text:p>
          </table:table-cell>
          <table:table-cell office:value-type="float" office:value="252" table:style-name="ce37">
            <text:p><text:s text:c="3"/>2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003" table:style-name="ce37">
            <text:p><text:s text:c="2"/>76 00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633" table:style-name="ce38">
            <text:p><text:s text:c="2"/>20 6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633" table:style-name="ce38">
            <text:p><text:s text:c="2"/>20 633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4442" table:style-name="ce38">
            <text:p><text:s text:c="2"/>444 44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44442" table:style-name="ce38">
            <text:p><text:s text:c="2"/>444 442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49" table:style-name="ce37">
            <text:p><text:s text:c="2"/>10 9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49" table:style-name="ce37">
            <text:p><text:s text:c="2"/>10 949</text:p>
          </table:table-cell>
          <table:table-cell table:number-columns-repeated="16313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7160" table:style-name="ce38">
            <text:p><text:s text:c="2"/>147 1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7160" table:style-name="ce38">
            <text:p><text:s text:c="2"/>147 160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42" table:style-name="ce36">
            <text:p><text:s text:c="2"/>1 642</text:p>
          </table:table-cell>
          <table:table-cell office:value-type="float" office:value="568" table:style-name="ce36">
            <text:p><text:s text:c="3"/>568</text:p>
          </table:table-cell>
          <table:table-cell office:value-type="float" office:value="56075" table:style-name="ce36">
            <text:p><text:s text:c="2"/>56 07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285" table:style-name="ce36">
            <text:p><text:s text:c="2"/>58 285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864" table:style-name="ce36">
            <text:p><text:s text:c="2"/>99 8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864" table:style-name="ce36">
            <text:p><text:s text:c="2"/>99 864</text:p>
          </table:table-cell>
          <table:table-cell table:number-columns-repeated="16313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4" table:style-name="ce36">
            <text:p><text:s text:c="3"/>264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35" table:style-name="ce36">
            <text:p><text:s text:c="2"/>2 435</text:p>
          </table:table-cell>
          <table:table-cell office:value-type="float" office:value="113498" table:style-name="ce36">
            <text:p><text:s text:c="2"/>113 4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6247" table:style-name="ce36">
            <text:p><text:s text:c="2"/>116 247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4" table:style-name="ce36">
            <text:p><text:s text:c="3"/>8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5" table:style-name="ce36">
            <text:p><text:s text:c="3"/>465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873" table:style-name="ce36">
            <text:p><text:s text:c="2"/>21 8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04" table:style-name="ce36">
            <text:p><text:s text:c="2"/>23 204</text:p>
          </table:table-cell>
          <table:table-cell table:number-columns-repeated="16313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640" table:style-name="ce36">
            <text:p><text:s text:c="2"/>66 6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640" table:style-name="ce36">
            <text:p><text:s text:c="2"/>66 640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7" table:style-name="ce38">
            <text:p><text:s text:c="3"/>42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86" table:style-name="ce38">
            <text:p><text:s text:c="2"/>4 98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070" table:style-name="ce38">
            <text:p><text:s text:c="2"/>13 07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483" table:style-name="ce38">
            <text:p><text:s text:c="2"/>18 483</text:p>
          </table:table-cell>
          <table:table-cell table:number-columns-repeated="16313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3" table:style-name="ce38">
            <text:p><text:s text:c="3"/>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936" table:style-name="ce38">
            <text:p><text:s text:c="2"/>23 9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019" table:style-name="ce38">
            <text:p><text:s text:c="2"/>24 019</text:p>
          </table:table-cell>
          <table:table-cell table:number-columns-repeated="16313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334" table:style-name="ce38">
            <text:p><text:s text:c="2"/>40 334</text:p>
          </table:table-cell>
          <table:table-cell office:value-type="float" office:value="40334" table:style-name="ce38">
            <text:p><text:s text:c="2"/>40 334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68861" table:style-name="ce39">
            <text:p><text:s text:c="2"/>168 861</text:p>
          </table:table-cell>
          <table:table-cell office:value-type="float" office:value="83448" table:style-name="ce39">
            <text:p><text:s text:c="2"/>83 448</text:p>
          </table:table-cell>
          <table:table-cell office:value-type="float" office:value="20332" table:style-name="ce39">
            <text:p><text:s text:c="2"/>20 332</text:p>
          </table:table-cell>
          <table:table-cell office:value-type="float" office:value="14838" table:style-name="ce39">
            <text:p><text:s text:c="2"/>14 838</text:p>
          </table:table-cell>
          <table:table-cell office:value-type="float" office:value="117330" table:style-name="ce39">
            <text:p><text:s text:c="2"/>117 330</text:p>
          </table:table-cell>
          <table:table-cell office:value-type="float" office:value="56525" table:style-name="ce39">
            <text:p><text:s text:c="2"/>56 525</text:p>
          </table:table-cell>
          <table:table-cell office:value-type="float" office:value="9864" table:style-name="ce39">
            <text:p><text:s text:c="2"/>9 864</text:p>
          </table:table-cell>
          <table:table-cell office:value-type="float" office:value="137527" table:style-name="ce39">
            <text:p><text:s text:c="2"/>137 527</text:p>
          </table:table-cell>
          <table:table-cell office:value-type="float" office:value="44422" table:style-name="ce39">
            <text:p><text:s text:c="2"/>44 422</text:p>
          </table:table-cell>
          <table:table-cell office:value-type="float" office:value="153990" table:style-name="ce39">
            <text:p><text:s text:c="2"/>153 990</text:p>
          </table:table-cell>
          <table:table-cell office:value-type="float" office:value="53034" table:style-name="ce39">
            <text:p><text:s text:c="2"/>53 034</text:p>
          </table:table-cell>
          <table:table-cell office:value-type="float" office:value="13405" table:style-name="ce39">
            <text:p><text:s text:c="2"/>13 405</text:p>
          </table:table-cell>
          <table:table-cell office:value-type="float" office:value="40495" table:style-name="ce39">
            <text:p><text:s text:c="2"/>40 495</text:p>
          </table:table-cell>
          <table:table-cell office:value-type="float" office:value="48493" table:style-name="ce39">
            <text:p><text:s text:c="2"/>48 493</text:p>
          </table:table-cell>
          <table:table-cell office:value-type="float" office:value="29273" table:style-name="ce39">
            <text:p><text:s text:c="2"/>29 273</text:p>
          </table:table-cell>
          <table:table-cell office:value-type="float" office:value="21017" table:style-name="ce39">
            <text:p><text:s text:c="2"/>21 017</text:p>
          </table:table-cell>
          <table:table-cell office:value-type="float" office:value="56231" table:style-name="ce39">
            <text:p><text:s text:c="2"/>56 231</text:p>
          </table:table-cell>
          <table:table-cell office:value-type="float" office:value="17323" table:style-name="ce39">
            <text:p><text:s text:c="2"/>17 323</text:p>
          </table:table-cell>
          <table:table-cell office:value-type="float" office:value="226943" table:style-name="ce39">
            <text:p><text:s text:c="2"/>226 943</text:p>
          </table:table-cell>
          <table:table-cell office:value-type="float" office:value="24324" table:style-name="ce39">
            <text:p><text:s text:c="2"/>24 324</text:p>
          </table:table-cell>
          <table:table-cell office:value-type="float" office:value="88947" table:style-name="ce39">
            <text:p><text:s text:c="2"/>88 947</text:p>
          </table:table-cell>
          <table:table-cell office:value-type="float" office:value="47079" table:style-name="ce39">
            <text:p><text:s text:c="2"/>47 079</text:p>
          </table:table-cell>
          <table:table-cell office:value-type="float" office:value="26590" table:style-name="ce39">
            <text:p><text:s text:c="2"/>26 590</text:p>
          </table:table-cell>
          <table:table-cell office:value-type="float" office:value="40773" table:style-name="ce39">
            <text:p><text:s text:c="2"/>40 773</text:p>
          </table:table-cell>
          <table:table-cell office:value-type="float" office:value="72642" table:style-name="ce39">
            <text:p><text:s text:c="2"/>72 642</text:p>
          </table:table-cell>
          <table:table-cell office:value-type="float" office:value="64127" table:style-name="ce39">
            <text:p><text:s text:c="2"/>64 127</text:p>
          </table:table-cell>
          <table:table-cell office:value-type="float" office:value="91530" table:style-name="ce39">
            <text:p><text:s text:c="2"/>91 530</text:p>
          </table:table-cell>
          <table:table-cell office:value-type="float" office:value="37782" table:style-name="ce39">
            <text:p><text:s text:c="2"/>37 782</text:p>
          </table:table-cell>
          <table:table-cell office:value-type="float" office:value="75909" table:style-name="ce39">
            <text:p><text:s text:c="2"/>75 909</text:p>
          </table:table-cell>
          <table:table-cell office:value-type="float" office:value="64420" table:style-name="ce39">
            <text:p><text:s text:c="2"/>64 420</text:p>
          </table:table-cell>
          <table:table-cell office:value-type="float" office:value="58616" table:style-name="ce39">
            <text:p><text:s text:c="2"/>58 616</text:p>
          </table:table-cell>
          <table:table-cell office:value-type="float" office:value="98091" table:style-name="ce39">
            <text:p><text:s text:c="2"/>98 091</text:p>
          </table:table-cell>
          <table:table-cell office:value-type="float" office:value="156859" table:style-name="ce39">
            <text:p><text:s text:c="2"/>156 859</text:p>
          </table:table-cell>
          <table:table-cell office:value-type="float" office:value="80869" table:style-name="ce39">
            <text:p><text:s text:c="2"/>80 869</text:p>
          </table:table-cell>
          <table:table-cell office:value-type="float" office:value="32916" table:style-name="ce39">
            <text:p><text:s text:c="2"/>32 916</text:p>
          </table:table-cell>
          <table:table-cell office:value-type="float" office:value="50603" table:style-name="ce39">
            <text:p><text:s text:c="2"/>50 603</text:p>
          </table:table-cell>
          <table:table-cell office:value-type="float" office:value="42258" table:style-name="ce39">
            <text:p><text:s text:c="2"/>42 258</text:p>
          </table:table-cell>
          <table:table-cell office:value-type="float" office:value="152676" table:style-name="ce39">
            <text:p><text:s text:c="2"/>152 676</text:p>
          </table:table-cell>
          <table:table-cell office:value-type="float" office:value="43036" table:style-name="ce39">
            <text:p><text:s text:c="2"/>43 036</text:p>
          </table:table-cell>
          <table:table-cell office:value-type="float" office:value="447138" table:style-name="ce39">
            <text:p><text:s text:c="2"/>447 138</text:p>
          </table:table-cell>
          <table:table-cell office:value-type="float" office:value="107309" table:style-name="ce39">
            <text:p><text:s text:c="2"/>107 309</text:p>
          </table:table-cell>
          <table:table-cell office:value-type="float" office:value="539367" table:style-name="ce39">
            <text:p><text:s text:c="2"/>539 367</text:p>
          </table:table-cell>
          <table:table-cell office:value-type="float" office:value="212091" table:style-name="ce39">
            <text:p><text:s text:c="2"/>212 091</text:p>
          </table:table-cell>
          <table:table-cell office:value-type="float" office:value="10689" table:style-name="ce39">
            <text:p><text:s text:c="2"/>10 689</text:p>
          </table:table-cell>
          <table:table-cell office:value-type="float" office:value="24950" table:style-name="ce39">
            <text:p><text:s text:c="2"/>24 950</text:p>
          </table:table-cell>
          <table:table-cell office:value-type="float" office:value="67559" table:style-name="ce39">
            <text:p><text:s text:c="2"/>67 559</text:p>
          </table:table-cell>
          <table:table-cell office:value-type="float" office:value="15069" table:style-name="ce39">
            <text:p><text:s text:c="2"/>15 069</text:p>
          </table:table-cell>
          <table:table-cell office:value-type="float" office:value="125593" table:style-name="ce39">
            <text:p><text:s text:c="2"/>125 593</text:p>
          </table:table-cell>
          <table:table-cell office:value-type="float" office:value="22843" table:style-name="ce39">
            <text:p><text:s text:c="2"/>22 843</text:p>
          </table:table-cell>
          <table:table-cell office:value-type="float" office:value="28175" table:style-name="ce39">
            <text:p><text:s text:c="2"/>28 175</text:p>
          </table:table-cell>
          <table:table-cell office:value-type="float" office:value="132637" table:style-name="ce39">
            <text:p><text:s text:c="2"/>132 637</text:p>
          </table:table-cell>
          <table:table-cell office:value-type="float" office:value="67574" table:style-name="ce39">
            <text:p><text:s text:c="2"/>67 574</text:p>
          </table:table-cell>
          <table:table-cell office:value-type="float" office:value="362692" table:style-name="ce39">
            <text:p><text:s text:c="2"/>362 692</text:p>
          </table:table-cell>
          <table:table-cell office:value-type="float" office:value="296205" table:style-name="ce39">
            <text:p><text:s text:c="2"/>296 205</text:p>
          </table:table-cell>
          <table:table-cell office:value-type="float" office:value="114052" table:style-name="ce39">
            <text:p><text:s text:c="2"/>114 052</text:p>
          </table:table-cell>
          <table:table-cell office:value-type="float" office:value="46863" table:style-name="ce39">
            <text:p><text:s text:c="2"/>46 863</text:p>
          </table:table-cell>
          <table:table-cell office:value-type="float" office:value="58081" table:style-name="ce39">
            <text:p><text:s text:c="2"/>58 081</text:p>
          </table:table-cell>
          <table:table-cell office:value-type="float" office:value="25264" table:style-name="ce39">
            <text:p><text:s text:c="2"/>25 264</text:p>
          </table:table-cell>
          <table:table-cell office:value-type="float" office:value="124594" table:style-name="ce39">
            <text:p><text:s text:c="2"/>124 594</text:p>
          </table:table-cell>
          <table:table-cell office:value-type="float" office:value="20741" table:style-name="ce39">
            <text:p><text:s text:c="2"/>20 741</text:p>
          </table:table-cell>
          <table:table-cell office:value-type="float" office:value="484385" table:style-name="ce39">
            <text:p><text:s text:c="2"/>484 385</text:p>
          </table:table-cell>
          <table:table-cell office:value-type="float" office:value="159171" table:style-name="ce39">
            <text:p><text:s text:c="2"/>159 171</text:p>
          </table:table-cell>
          <table:table-cell office:value-type="float" office:value="57025" table:style-name="ce39">
            <text:p><text:s text:c="2"/>57 025</text:p>
          </table:table-cell>
          <table:table-cell office:value-type="float" office:value="103352" table:style-name="ce39">
            <text:p><text:s text:c="2"/>103 352</text:p>
          </table:table-cell>
          <table:table-cell office:value-type="float" office:value="114420" table:style-name="ce39">
            <text:p><text:s text:c="2"/>114 420</text:p>
          </table:table-cell>
          <table:table-cell office:value-type="float" office:value="23299" table:style-name="ce39">
            <text:p><text:s text:c="2"/>23 299</text:p>
          </table:table-cell>
          <table:table-cell office:value-type="float" office:value="104279" table:style-name="ce39">
            <text:p><text:s text:c="2"/>104 279</text:p>
          </table:table-cell>
          <table:table-cell office:value-type="float" office:value="40334" table:style-name="ce39">
            <text:p><text:s text:c="2"/>40 334</text:p>
          </table:table-cell>
          <table:table-cell office:value-type="float" office:value="6599149" table:style-name="ce39">
            <text:p><text:s/>6 599 149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1 - Recursos de bens e serviços - 2010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4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6">
            <text:p>Descrição do produto</text:p>
          </table:table-cell>
          <table:table-cell office:value-type="string" table:style-name="ce41">
            <text:p>Valores correntes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string" table:style-name="ce20">
            <text:p>0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3203" table:style-name="ce36">
            <text:p><text:s text:c="2"/>3 203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2</text:p>
          </table:table-cell>
          <table:table-cell office:value-type="string" table:style-name="ce21">
            <text:p>Milho em grão</text:p>
          </table:table-cell>
          <table:table-cell office:value-type="float" office:value="140" table:style-name="ce36">
            <text:p><text:s text:c="3"/>14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28" table:style-name="ce36">
            <text:p><text:s text:c="3"/>12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1915</text:p>
          </table:table-cell>
          <table:table-cell office:value-type="string" table:style-name="ce23">
            <text:p>Soja <text:s/>em grão</text:p>
          </table:table-cell>
          <table:table-cell office:value-type="float" office:value="121" table:style-name="ce36">
            <text:p><text:s text:c="3"/>121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1328" table:style-name="ce37">
            <text:p><text:s text:c="2"/>1 328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7</text:p>
          </table:table-cell>
          <table:table-cell office:value-type="string" table:style-name="ce3">
            <text:p>Laranj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068" table:style-name="ce37">
            <text:p><text:s text:c="2"/>1 068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66" table:style-name="ce37">
            <text:p><text:s text:c="3"/>66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3</text:p>
          </table:table-cell>
          <table:table-cell office:value-type="string" table:style-name="ce21">
            <text:p>Suínos</text:p>
          </table:table-cell>
          <table:table-cell office:value-type="float" office:value="1" table:style-name="ce36">
            <text:p><text:s text:c="3"/>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1924</text:p>
          </table:table-cell>
          <table:table-cell office:value-type="string" table:style-name="ce21">
            <text:p>Aves e ovos</text:p>
          </table:table-cell>
          <table:table-cell office:value-type="float" office:value="42" table:style-name="ce36">
            <text:p><text:s text:c="3"/>42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0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502" table:style-name="ce36">
            <text:p><text:s text:c="2"/>1 502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0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349" table:style-name="ce36">
            <text:p><text:s text:c="3"/>349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1</text:p>
          </table:table-cell>
          <table:table-cell office:value-type="string" table:style-name="ce3">
            <text:p>Carvão mineral</text:p>
          </table:table-cell>
          <table:table-cell office:value-type="float" office:value="5829" table:style-name="ce37">
            <text:p><text:s text:c="2"/>5 829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5802</text:p>
          </table:table-cell>
          <table:table-cell office:value-type="string" table:style-name="ce3">
            <text:p>Minerais não-metálicos</text:p>
          </table:table-cell>
          <table:table-cell office:value-type="float" office:value="1010" table:style-name="ce37">
            <text:p><text:s text:c="2"/>1 01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3660" table:style-name="ce37">
            <text:p><text:s text:c="2"/>23 66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07911</text:p>
          </table:table-cell>
          <table:table-cell office:value-type="string" table:style-name="ce3">
            <text:p>Minério de ferro</text:p>
          </table:table-cell>
          <table:table-cell office:value-type="float" office:value="28" table:style-name="ce37">
            <text:p><text:s text:c="3"/>28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0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229" table:style-name="ce37">
            <text:p><text:s text:c="2"/>2 229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637" table:style-name="ce36">
            <text:p><text:s text:c="3"/>63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6" table:style-name="ce36">
            <text:p><text:s text:c="3"/>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1471" table:style-name="ce36">
            <text:p><text:s text:c="2"/>1 471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6" table:style-name="ce36">
            <text:p><text:s text:c="3"/>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701" table:style-name="ce37">
            <text:p><text:s text:c="3"/>70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0" table:style-name="ce38">
            <text:p><text:s text:c="3"/>1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1423" table:style-name="ce37">
            <text:p><text:s text:c="2"/>1 42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342" table:style-name="ce37">
            <text:p><text:s text:c="2"/>1 342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44" table:style-name="ce37">
            <text:p><text:s text:c="3"/>4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660" table:style-name="ce36">
            <text:p><text:s text:c="3"/>66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609" table:style-name="ce36">
            <text:p><text:s text:c="3"/>60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313" table:style-name="ce36">
            <text:p><text:s text:c="3"/>31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180" table:style-name="ce36">
            <text:p><text:s text:c="2"/>1 18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4551" table:style-name="ce36">
            <text:p><text:s text:c="2"/>4 55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521" table:style-name="ce37">
            <text:p><text:s text:c="2"/>3 52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512" table:style-name="ce37">
            <text:p><text:s text:c="2"/>1 512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613" table:style-name="ce37">
            <text:p><text:s text:c="2"/>2 613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2112" table:style-name="ce37">
            <text:p><text:s text:c="2"/>2 112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4526" table:style-name="ce38">
            <text:p><text:s text:c="2"/>4 52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1725" table:style-name="ce36">
            <text:p><text:s text:c="2"/>1 72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66" table:style-name="ce36">
            <text:p><text:s text:c="3"/>26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669" table:style-name="ce36">
            <text:p><text:s text:c="3"/>66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3063" table:style-name="ce36">
            <text:p><text:s text:c="2"/>3 06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16" table:style-name="ce36">
            <text:p><text:s text:c="3"/>21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3891" table:style-name="ce37">
            <text:p><text:s text:c="2"/>3 89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5907" table:style-name="ce37">
            <text:p><text:s text:c="2"/>5 907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530" table:style-name="ce37">
            <text:p><text:s text:c="3"/>53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17225" table:style-name="ce36">
            <text:p><text:s text:c="2"/>17 225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26" table:style-name="ce36">
            <text:p><text:s text:c="3"/>126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12893" table:style-name="ce36">
            <text:p><text:s text:c="2"/>12 89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794" table:style-name="ce36">
            <text:p><text:s text:c="3"/>79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13855" table:style-name="ce36">
            <text:p><text:s text:c="2"/>13 855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0493" table:style-name="ce37">
            <text:p><text:s text:c="2"/>10 493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4192" table:style-name="ce38">
            <text:p><text:s text:c="2"/>4 19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4241" table:style-name="ce38">
            <text:p><text:s text:c="2"/>4 241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771" table:style-name="ce37">
            <text:p><text:s text:c="3"/>771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7426" table:style-name="ce38">
            <text:p><text:s text:c="2"/>7 42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4007" table:style-name="ce36">
            <text:p><text:s text:c="2"/>14 00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4688" table:style-name="ce36">
            <text:p><text:s text:c="2"/>4 688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4244" table:style-name="ce36">
            <text:p><text:s text:c="2"/>4 244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349" table:style-name="ce36">
            <text:p><text:s text:c="3"/>34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84" table:style-name="ce36">
            <text:p><text:s text:c="3"/>8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3144" table:style-name="ce38">
            <text:p><text:s text:c="2"/>3 14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457" table:style-name="ce37">
            <text:p><text:s text:c="3"/>45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10789" table:style-name="ce37">
            <text:p><text:s text:c="2"/>10 789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7805" table:style-name="ce37">
            <text:p><text:s text:c="2"/>7 805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111" table:style-name="ce37">
            <text:p><text:s text:c="3"/>11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7379" table:style-name="ce36">
            <text:p><text:s text:c="2"/>7 37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0879" table:style-name="ce36">
            <text:p><text:s text:c="2"/>10 87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9812" table:style-name="ce36">
            <text:p><text:s text:c="2"/>9 812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5063" table:style-name="ce36">
            <text:p><text:s text:c="2"/>15 06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9666" table:style-name="ce36">
            <text:p><text:s text:c="2"/>9 666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3584" table:style-name="ce37">
            <text:p><text:s text:c="2"/>13 58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1381" table:style-name="ce38">
            <text:p><text:s text:c="2"/>1 38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885" table:style-name="ce38">
            <text:p><text:s text:c="3"/>885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4526" table:style-name="ce37">
            <text:p><text:s text:c="2"/>4 526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32557" table:style-name="ce38">
            <text:p><text:s text:c="2"/>32 55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8750" table:style-name="ce36">
            <text:p><text:s text:c="2"/>18 75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309" table:style-name="ce36">
            <text:p><text:s text:c="2"/>2 309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4379" table:style-name="ce36">
            <text:p><text:s text:c="2"/>14 379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10843" table:style-name="ce36">
            <text:p><text:s text:c="2"/>10 843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751" table:style-name="ce36">
            <text:p><text:s text:c="3"/>75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5839" table:style-name="ce37">
            <text:p><text:s text:c="2"/>5 839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6032" table:style-name="ce38">
            <text:p><text:s text:c="2"/>6 032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2615" table:style-name="ce38">
            <text:p><text:s text:c="2"/>2 615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461" table:style-name="ce38">
            <text:p><text:s text:c="3"/>46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384" table:style-name="ce36">
            <text:p><text:s text:c="3"/>38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1540" table:style-name="ce36">
            <text:p><text:s text:c="2"/>1 540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37" table:style-name="ce36">
            <text:p><text:s text:c="3"/>13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1084" table:style-name="ce38">
            <text:p><text:s text:c="2"/>1 08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1041" table:style-name="ce37">
            <text:p><text:s text:c="2"/>1 04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962" table:style-name="ce37">
            <text:p><text:s text:c="2"/>4 962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2870" table:style-name="ce37">
            <text:p><text:s text:c="2"/>2 870</text:p>
          </table:table-cell>
          <table:table-cell table:number-columns-repeated="16381"/>
        </table:table-row>
        <table:table-row table:style-name="ro5">
          <table:table-cell office:value-type="string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117" table:style-name="ce37">
            <text:p><text:s text:c="3"/>117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8854" table:style-name="ce36">
            <text:p><text:s text:c="2"/>8 854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5836" table:style-name="ce36">
            <text:p><text:s text:c="2"/>5 836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1460" table:style-name="ce36">
            <text:p><text:s text:c="2"/>1 460</text:p>
          </table:table-cell>
          <table:table-cell table:number-columns-repeated="16381"/>
        </table:table-row>
        <table:table-row table:style-name="ro5">
          <table:table-cell office:value-type="string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1741" table:style-name="ce36">
            <text:p><text:s text:c="2"/>1 741</text:p>
          </table:table-cell>
          <table:table-cell table:number-columns-repeated="16381"/>
        </table:table-row>
        <table:table-row table:style-name="ro5">
          <table:table-cell office:value-type="string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477" table:style-name="ce36">
            <text:p><text:s text:c="3"/>477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6614" table:style-name="ce37">
            <text:p><text:s text:c="2"/>6 614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10461" table:style-name="ce37">
            <text:p><text:s text:c="2"/>10 461</text:p>
          </table:table-cell>
          <table:table-cell table:number-columns-repeated="16381"/>
        </table:table-row>
        <table:table-row table:style-name="ro5">
          <table:table-cell office:value-type="string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934" table:style-name="ce37">
            <text:p><text:s text:c="2"/>2 934</text:p>
          </table:table-cell>
          <table:table-cell table:number-columns-repeated="16381"/>
        </table:table-row>
        <table:table-row table:style-name="ro5">
          <table:table-cell office:value-type="string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1537" table:style-name="ce37">
            <text:p><text:s text:c="2"/>1 53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6759" table:style-name="ce36">
            <text:p><text:s text:c="2"/>6 759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741" table:style-name="ce36">
            <text:p><text:s text:c="3"/>74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28138" table:style-name="ce36">
            <text:p><text:s text:c="2"/>28 138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372" table:style-name="ce36">
            <text:p><text:s text:c="3"/>37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2782" table:style-name="ce37">
            <text:p><text:s text:c="2"/>2 78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261" table:style-name="ce36">
            <text:p><text:s text:c="3"/>261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0" table:style-name="ce36">
            <text:p><text:s text:c="3"/>20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1937" table:style-name="ce36">
            <text:p><text:s text:c="2"/>1 937</text:p>
          </table:table-cell>
          <table:table-cell table:number-columns-repeated="16381"/>
        </table:table-row>
        <table:table-row table:style-name="ro5">
          <table:table-cell office:value-type="string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462672" table:style-name="ce48">
            <text:p><text:s text:c="2"/>462 672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31Z</dc:date>
    <meta:print-date>2016-10-03T11:03:26Z</meta:print-date>
  </office:meta>
</office:document-meta>
</file>